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24cm"/>
    </style:style>
    <style:style style:name="co2" style:family="table-column">
      <style:table-column-properties fo:break-before="auto" style:column-width="11.479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ff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color="#ff0000" fo:font-size="12pt" style:font-size-asian="12pt" style:font-size-complex="12pt"/>
    </style:style>
    <style:style style:name="ce12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/>
      <style:text-properties fo:color="#3465a4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74pt solid #000000"/>
      <style:text-properties fo:color="#3465a4"/>
    </style:style>
    <style:style style:name="ce18" style:family="table-cell" style:parent-style-name="Default">
      <style:table-cell-properties fo:background-color="#eeeeee" fo:border="0.74pt solid #000000"/>
      <style:text-properties fo:color="#3465a4"/>
    </style:style>
    <style:style style:name="ce19" style:family="table-cell" style:parent-style-name="Default">
      <style:table-cell-properties fo:background-color="#dddddd" fo:border="0.74pt solid #000000"/>
      <style:text-properties fo:color="#3465a4"/>
    </style:style>
    <style:style style:name="ce20" style:family="table-cell" style:parent-style-name="Default">
      <style:table-cell-properties fo:background-color="#dddddd" fo:border="0.74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eeeeee" fo:border="0.74pt solid #0000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eeeeee" fo:border="0.74pt solid #000000"/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dddddd"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/>
    </style:style>
    <style:style style:name="ce6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6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158466"/>
    </style:style>
    <style:style style:name="ce73" style:family="table-cell" style:parent-style-name="Default" style:data-style-name="N107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75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/>
    </style:style>
    <style:style style:name="ce80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1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/>
    </style:style>
    <style:style style:name="ce97" style:family="table-cell" style:parent-style-name="Default" style:data-style-name="N112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/>
    </style:style>
    <style:style style:name="ce83" style:family="table-cell" style:parent-style-name="Default" style:data-style-name="N108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4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7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8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9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fo:background-color="#eeeeee" fo:border="0.74pt solid #000000"/>
    </style:style>
    <style:style style:name="ce91" style:family="table-cell" style:parent-style-name="Default" style:data-style-name="N107">
      <style:table-cell-properties fo:background-color="#dddddd" fo:border="0.74pt solid #000000"/>
    </style:style>
    <style:style style:name="ce92" style:family="table-cell" style:parent-style-name="Default" style:data-style-name="N107">
      <style:table-cell-properties fo:border="0.74pt solid #000000"/>
    </style:style>
    <style:style style:name="ce93" style:family="table-cell" style:parent-style-name="Default" style:data-style-name="N108">
      <style:table-cell-properties fo:border="0.74pt solid #000000"/>
    </style:style>
    <style:style style:name="ce15" style:family="table-cell" style:parent-style-name="Default">
      <style:text-properties fo:color="#00a933"/>
    </style:style>
    <style:style style:name="ce55" style:family="table-cell" style:parent-style-name="Default">
      <style:table-cell-properties fo:background-color="#eeeeee"/>
      <style:text-properties fo:color="#00a933"/>
    </style:style>
    <style:style style:name="ce56" style:family="table-cell" style:parent-style-name="Default">
      <style:table-cell-properties fo:background-color="#eeeeee"/>
    </style:style>
    <style:style style:name="ce57" style:family="table-cell" style:parent-style-name="Default">
      <style:table-cell-properties fo:background-color="#dddddd"/>
      <style:text-properties fo:color="#00a933"/>
    </style:style>
    <style:style style:name="ce52" style:family="table-cell" style:parent-style-name="Default">
      <style:table-cell-properties fo:background-color="#dddddd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"/>
        <table:table-column table:style-name="co4" table:number-columns-repeated="4" table:default-cell-style-name="ce2"/>
        <table:table-column table:style-name="co4" table:default-cell-style-name="Default"/>
        <table:table-column table:style-name="co4" table:default-cell-style-name="ce2"/>
        <table:table-column table:style-name="co5" table:number-columns-repeated="1015" table:default-cell-style-name="Default"/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table:style-name="ce1" office:value-type="string" calcext:value-type="string">
            <text:p>Choix actuel :</text:p>
          </table:table-cell>
          <table:table-cell table:style-name="ce1" office:value-type="string" calcext:value-type="string">
            <text:p>1 LED RVB pour : en charge (cligno moyen rouge) ; chargé (cligno moyen vert) ; initialisation LoRa (fixe bleu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4" office:value-type="string" calcext:value-type="string">
            <text:p>(à modifier / discuter)</text:p>
          </table:table-cell>
          <table:table-cell table:style-name="ce24" office:value-type="string" calcext:value-type="string">
            <text:p>1 LED Verte pour initialisation DSP (fixe vert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5"/>
          <table:table-cell table:style-name="ce24" office:value-type="string" calcext:value-type="string">
            <text:p>1 LED Verte pour « en fonctionnement » (cligno lent vert) : la même que pour initialisation DSP ??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 office:value-type="string" calcext:value-type="string">
            <text:p>1 LED Bleue pour erreur LoRa ou erreur DSP (cligno rapide bleu)  : la même que <text:s/>pour initialisation LoRa ??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/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 office:value-type="string" calcext:value-type="string">
            <text:p>NB1. le calcul actuel ne tient pas compte du circuit de commande du clignotement des LEDS de charge, à ajouter. 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Utiliser a priori un ou deux LMC555 (fonctionne sous 3V, conso #1mW pour 5V alim, courant de sortie jusqu’à 50mA, 740mW maxi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12"/>
          <table:table-cell table:style-name="ce24" office:value-type="string" calcext:value-type="string">
            <text:p>NB2. pour les LEDS DSP / LoRa / en fonctionnement : clignotement par programmation (?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12"/>
          <table:table-cell table:style-name="ce24"/>
          <table:table-cell table:number-columns-repeated="5"/>
          <table:table-cell table:style-name="ce2"/>
          <table:table-cell table:number-columns-repeated="1016"/>
        </table:table-row>
        <table:table-row table:style-name="ro3">
          <table:table-cell table:style-name="ce12"/>
          <table:table-cell table:style-name="ce27" office:value-type="string" calcext:value-type="string">
            <text:p>En vert : paramètres modifiables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table:style-name="ce16" office:value-type="string" calcext:value-type="string">
            <text:p>Commentaires</text:p>
          </table:table-cell>
          <table:table-cell table:style-name="ce28" office:value-type="string" calcext:value-type="string">
            <text:p>N° de LED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7"/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Type de LED</text:p>
          </table:table-cell>
          <table:table-cell table:number-columns-repeated="2" table:style-name="ce60" office:value-type="string" calcext:value-type="string">
            <text:p>5 mm RVB</text:p>
          </table:table-cell>
          <table:table-cell table:style-name="ce60" office:value-type="string" calcext:value-type="string">
            <text:p>cms RVB « plate » 2 mm</text:p>
          </table:table-cell>
          <table:table-cell table:style-name="ce60" office:value-type="string" calcext:value-type="string">
            <text:p>cms RVB « plate » 2,4 mm</text:p>
          </table:table-cell>
          <table:table-cell table:style-name="ce60" office:value-type="string" calcext:value-type="string">
            <text:p>cms RVB « dôme »</text:p>
          </table:table-cell>
          <table:table-cell table:style-name="ce60" office:value-type="string" calcext:value-type="string">
            <text:p>cms RV « plate » 2,2 mm</text:p>
          </table:table-cell>
          <table:table-cell table:style-name="ce60" office:value-type="string" calcext:value-type="string">
            <text:p>cms RV « dôme »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aractéristiques </text:p>
          </table:table-cell>
          <table:table-cell table:style-name="ce32" office:value-type="string" calcext:value-type="string">
            <text:p>Référence</text:p>
          </table:table-cell>
          <table:table-cell table:style-name="ce60" office:value-type="string" calcext:value-type="string">
            <text:p>L154A4SUREQBF2GEW</text:p>
          </table:table-cell>
          <table:table-cell table:style-name="ce60" office:value-type="string" calcext:value-type="string">
            <text:p>L154A4SURKQBD2GW</text:p>
          </table:table-cell>
          <table:table-cell table:style-name="ce60" office:value-type="string" calcext:value-type="string">
            <text:p>HSMF-C118</text:p>
          </table:table-cell>
          <table:table-cell table:style-name="ce60" office:value-type="string" calcext:value-type="string">
            <text:p>ASMB-MTB0-0A3A2</text:p>
          </table:table-cell>
          <table:table-cell table:style-name="ce60" office:value-type="string" calcext:value-type="string">
            <text:p>Réf. Farnell 2764995</text:p>
          </table:table-cell>
          <table:table-cell table:style-name="ce60" office:value-type="string" calcext:value-type="string">
            <text:p>156125RG73000</text:p>
          </table:table-cell>
          <table:table-cell table:style-name="ce60" office:value-type="string" calcext:value-type="string">
            <text:p>Réf. Farnell 2748719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de la LED</text:p>
          </table:table-cell>
          <table:table-cell table:style-name="ce32" office:value-type="string" calcext:value-type="string">
            <text:p>U alim typique Rouge en Volt</text:p>
          </table:table-cell>
          <table:table-cell table:style-name="ce60" office:value-type="float" office:value="1.9" calcext:value-type="float">
            <text:p>1,9</text:p>
          </table:table-cell>
          <table:table-cell table:style-name="ce60" office:value-type="float" office:value="1.95" calcext:value-type="float">
            <text:p>1,95</text:p>
          </table:table-cell>
          <table:table-cell table:style-name="ce60" office:value-type="float" office:value="1.9" calcext:value-type="float">
            <text:p>1,9</text:p>
          </table:table-cell>
          <table:table-cell table:style-name="ce60" office:value-type="float" office:value="2.1" calcext:value-type="float">
            <text:p>2,1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U alim typique Vert en Volt</text:p>
          </table:table-cell>
          <table:table-cell table:style-name="ce60" office:value-type="float" office:value="3.2" calcext:value-type="float">
            <text:p>3,2</text:p>
          </table:table-cell>
          <table:table-cell table:style-name="ce60" office:value-type="float" office:value="3.3" calcext:value-type="float">
            <text:p>3,3</text:p>
          </table:table-cell>
          <table:table-cell table:style-name="ce60" office:value-type="float" office:value="3.5" calcext:value-type="float">
            <text:p>3,5</text:p>
          </table:table-cell>
          <table:table-cell table:style-name="ce60" office:value-type="float" office:value="3.1" calcext:value-type="float">
            <text:p>3,1</text:p>
          </table:table-cell>
          <table:table-cell table:style-name="ce60" office:value-type="float" office:value="2.8" calcext:value-type="float">
            <text:p>2,8</text:p>
          </table:table-cell>
          <table:table-cell table:style-name="ce60" office:value-type="float" office:value="3.3" calcext:value-type="float">
            <text:p>3,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U alim typique Bleu en Volt</text:p>
          </table:table-cell>
          <table:table-cell table:number-columns-repeated="2" table:style-name="ce60" office:value-type="float" office:value="3.3" calcext:value-type="float">
            <text:p>3,3</text:p>
          </table:table-cell>
          <table:table-cell table:style-name="ce60" office:value-type="float" office:value="3.5" calcext:value-type="float">
            <text:p>3,5</text:p>
          </table:table-cell>
          <table:table-cell table:style-name="ce60" office:value-type="float" office:value="3.1" calcext:value-type="float">
            <text:p>3,1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If typique Rouge en mA</text:p>
          </table:table-cell>
          <table:table-cell table:number-columns-repeated="2" table:style-name="ce60" office:value-type="float" office:value="30" calcext:value-type="float">
            <text:p>3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3" table:style-name="ce6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If typique Vert en mA</text:p>
          </table:table-cell>
          <table:table-cell table:number-columns-repeated="2" table:style-name="ce60" office:value-type="float" office:value="30" calcext:value-type="float">
            <text:p>3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3" table:style-name="ce6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If typique Bleu en mA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<text:s/>P typique Rouge en mW</text:p>
          </table:table-cell>
          <table:table-cell table:style-name="ce60" table:formula="of:=[.C17]*[.C20]" office:value-type="float" office:value="57" calcext:value-type="float">
            <text:p>57</text:p>
          </table:table-cell>
          <table:table-cell table:style-name="ce60" table:formula="of:=[.D17]*[.D20]" office:value-type="float" office:value="58.5" calcext:value-type="float">
            <text:p>58,5</text:p>
          </table:table-cell>
          <table:table-cell table:style-name="ce60" table:formula="of:=[.E17]*[.E20]" office:value-type="float" office:value="38" calcext:value-type="float">
            <text:p>38</text:p>
          </table:table-cell>
          <table:table-cell table:style-name="ce60" table:formula="of:=[.F17]*[.F20]" office:value-type="float" office:value="52.5" calcext:value-type="float">
            <text:p>52,5</text:p>
          </table:table-cell>
          <table:table-cell table:style-name="ce60" table:formula="of:=[.G17]*[.G20]" office:value-type="float" office:value="40" calcext:value-type="float">
            <text:p>40</text:p>
          </table:table-cell>
          <table:table-cell table:style-name="ce60" table:formula="of:=[.H17]*[.H20]" office:value-type="float" office:value="40" calcext:value-type="float">
            <text:p>40</text:p>
          </table:table-cell>
          <table:table-cell table:style-name="ce60" table:formula="of:=[.I17]*[.I20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<text:s/>P typique Vert en mW</text:p>
          </table:table-cell>
          <table:table-cell table:style-name="ce60" table:formula="of:=[.C18]*[.C21]" office:value-type="float" office:value="96" calcext:value-type="float">
            <text:p>96</text:p>
          </table:table-cell>
          <table:table-cell table:style-name="ce60" table:formula="of:=[.D18]*[.D21]" office:value-type="float" office:value="99" calcext:value-type="float">
            <text:p>99</text:p>
          </table:table-cell>
          <table:table-cell table:style-name="ce60" table:formula="of:=[.E18]*[.E21]" office:value-type="float" office:value="70" calcext:value-type="float">
            <text:p>70</text:p>
          </table:table-cell>
          <table:table-cell table:style-name="ce60" table:formula="of:=[.F17]*[.F20]" office:value-type="float" office:value="52.5" calcext:value-type="float">
            <text:p>52,5</text:p>
          </table:table-cell>
          <table:table-cell table:style-name="ce60" table:formula="of:=[.G18]*[.G21]" office:value-type="float" office:value="56" calcext:value-type="float">
            <text:p>56</text:p>
          </table:table-cell>
          <table:table-cell table:style-name="ce60" table:formula="of:=[.H18]*[.H21]" office:value-type="float" office:value="66" calcext:value-type="float">
            <text:p>66</text:p>
          </table:table-cell>
          <table:table-cell table:style-name="ce60" table:formula="of:=[.I18]*[.I21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<text:s/>P typique Bleu en mW</text:p>
          </table:table-cell>
          <table:table-cell table:style-name="ce60" table:formula="of:=[.C19]*[.C22]" office:value-type="float" office:value="99" calcext:value-type="float">
            <text:p>99</text:p>
          </table:table-cell>
          <table:table-cell table:style-name="ce60" table:formula="of:=[.D19]*[.D22]" office:value-type="float" office:value="82.5" calcext:value-type="float">
            <text:p>82,5</text:p>
          </table:table-cell>
          <table:table-cell table:style-name="ce60" table:formula="of:=[.E19]*[.E22]" office:value-type="float" office:value="70" calcext:value-type="float">
            <text:p>70</text:p>
          </table:table-cell>
          <table:table-cell table:style-name="ce60" table:formula="of:=[.F18]*[.F21]" office:value-type="float" office:value="77.5" calcext:value-type="float">
            <text:p>77,5</text:p>
          </table:table-cell>
          <table:table-cell table:style-name="ce60" table:formula="of:=[.G19]*[.G22]" office:value-type="float" office:value="60" calcext:value-type="float">
            <text:p>60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7"/>
          <table:table-cell table:number-columns-repeated="1015"/>
        </table:table-row>
        <table:table-row table:style-name="ro1">
          <table:table-cell table:style-name="ce19"/>
          <table:table-cell table:style-name="ce33" office:value-type="string" calcext:value-type="string">
            <text:p>Vcc_BQ24650 (# entre 3 et 6V)</text:p>
          </table:table-cell>
          <table:table-cell table:style-name="ce62" office:value-type="float" office:value="6" calcext:value-type="float">
            <text:p>6</text:p>
          </table:table-cell>
          <table:table-cell table:style-name="ce85" table:formula="of:=[.C27]" office:value-type="float" office:value="6" calcext:value-type="float">
            <text:p>6</text:p>
          </table:table-cell>
          <table:table-cell table:style-name="ce85" table:formula="of:=[.D27]" office:value-type="float" office:value="6" calcext:value-type="float">
            <text:p>6</text:p>
          </table:table-cell>
          <table:table-cell table:style-name="ce85" table:formula="of:=[.E27]" office:value-type="float" office:value="6" calcext:value-type="float">
            <text:p>6</text:p>
          </table:table-cell>
          <table:table-cell table:style-name="ce85" table:formula="of:=[.F27]" office:value-type="float" office:value="6" calcext:value-type="float">
            <text:p>6</text:p>
          </table:table-cell>
          <table:table-cell table:style-name="ce85" table:formula="of:=[.G27]" office:value-type="float" office:value="6" calcext:value-type="float">
            <text:p>6</text:p>
          </table:table-cell>
          <table:table-cell table:style-name="ce85" table:formula="of:=[.H27]" office:value-type="float" office:value="6" calcext:value-type="float">
            <text:p>6</text:p>
          </table:table-cell>
          <table:table-cell table:style-name="ce15" table:number-columns-repeated="1015"/>
        </table:table-row>
        <table:table-row table:style-name="ro1">
          <table:table-cell table:style-name="ce19" office:value-type="string" calcext:value-type="string">
            <text:p>Tensions d’alimentation</text:p>
          </table:table-cell>
          <table:table-cell table:style-name="ce34" office:value-type="string" calcext:value-type="string">
            <text:p>V_GPIO16 (0 ou 3,3V)</text:p>
          </table:table-cell>
          <table:table-cell table:style-name="ce63" office:value-type="float" office:value="3.3" calcext:value-type="float">
            <text:p>3,3</text:p>
          </table:table-cell>
          <table:table-cell table:style-name="ce63" table:formula="of:=[.C28]" office:value-type="float" office:value="3.3" calcext:value-type="float">
            <text:p>3,3</text:p>
          </table:table-cell>
          <table:table-cell table:style-name="ce63" table:formula="of:=[.D28]" office:value-type="float" office:value="3.3" calcext:value-type="float">
            <text:p>3,3</text:p>
          </table:table-cell>
          <table:table-cell table:style-name="ce63" table:formula="of:=[.E28]" office:value-type="float" office:value="3.3" calcext:value-type="float">
            <text:p>3,3</text:p>
          </table:table-cell>
          <table:table-cell table:style-name="ce63" office:value-type="float" office:value="3.3" calcext:value-type="float">
            <text:p>3,3</text:p>
          </table:table-cell>
          <table:table-cell table:style-name="ce63" table:formula="of:=[.G28]" office:value-type="float" office:value="3.3" calcext:value-type="float">
            <text:p>3,3</text:p>
          </table:table-cell>
          <table:table-cell table:style-name="ce63" table:formula="of:=[.H28]"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disponibles</text:p>
          </table:table-cell>
          <table:table-cell table:style-name="ce34" office:value-type="string" calcext:value-type="string">
            <text:p>V_PA11 (0 ou 3,3V)</text:p>
          </table:table-cell>
          <table:table-cell table:style-name="ce63" office:value-type="float" office:value="3.3" calcext:value-type="float">
            <text:p>3,3</text:p>
          </table:table-cell>
          <table:table-cell table:style-name="ce63" table:formula="of:=[.C29]" office:value-type="float" office:value="3.3" calcext:value-type="float">
            <text:p>3,3</text:p>
          </table:table-cell>
          <table:table-cell table:style-name="ce63" table:formula="of:=[.D29]" office:value-type="float" office:value="3.3" calcext:value-type="float">
            <text:p>3,3</text:p>
          </table:table-cell>
          <table:table-cell table:style-name="ce63" table:formula="of:=[.E29]" office:value-type="float" office:value="3.3" calcext:value-type="float">
            <text:p>3,3</text:p>
          </table:table-cell>
          <table:table-cell table:style-name="ce63" table:formula="of:=[.F29]" office:value-type="float" office:value="3.3" calcext:value-type="float">
            <text:p>3,3</text:p>
          </table:table-cell>
          <table:table-cell table:style-name="ce63" table:formula="of:=[.G29]" office:value-type="float" office:value="3.3" calcext:value-type="float">
            <text:p>3,3</text:p>
          </table:table-cell>
          <table:table-cell table:style-name="ce63" table:formula="of:=[.H29]"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Résistance en circuit en Kohm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formula="of:=[.C30]" office:value-type="float" office:value="1" calcext:value-type="float">
            <text:p>1</text:p>
          </table:table-cell>
          <table:table-cell table:style-name="ce63" table:formula="of:=[.D30]" office:value-type="float" office:value="1" calcext:value-type="float">
            <text:p>1</text:p>
          </table:table-cell>
          <table:table-cell table:style-name="ce63" table:formula="of:=[.E30]" office:value-type="float" office:value="1" calcext:value-type="float">
            <text:p>1</text:p>
          </table:table-cell>
          <table:table-cell table:style-name="ce63" table:formula="of:=[.F30]" office:value-type="float" office:value="1" calcext:value-type="float">
            <text:p>1</text:p>
          </table:table-cell>
          <table:table-cell table:style-name="ce63" table:formula="of:=[.G30]" office:value-type="float" office:value="1" calcext:value-type="float">
            <text:p>1</text:p>
          </table:table-cell>
          <table:table-cell table:style-name="ce63" table:formula="of:=[.H3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7"/>
          <table:table-cell table:number-columns-repeated="1015"/>
        </table:table-row>
        <table:table-row table:style-name="ro1">
          <table:table-cell table:style-name="ce18" office:value-type="string" calcext:value-type="string">
            <text:p>Estimation de </text:p>
          </table:table-cell>
          <table:table-cell table:style-name="ce32" office:value-type="string" calcext:value-type="string">
            <text:p>I réelle « en charge » Rouge en mA</text:p>
          </table:table-cell>
          <table:table-cell table:style-name="ce60" table:formula="of:=([.C27]-[.C17]+0.15)/[.C30]" office:value-type="float" office:value="4.25" calcext:value-type="float">
            <text:p>4,25</text:p>
          </table:table-cell>
          <table:table-cell table:style-name="ce60" table:formula="of:=([.D27]-[.D17]+0.15)/[.D30]" office:value-type="float" office:value="4.2" calcext:value-type="float">
            <text:p>4,2</text:p>
          </table:table-cell>
          <table:table-cell table:style-name="ce60" table:formula="of:=([.E27]-[.E17]+0.15)/[.E30]" office:value-type="float" office:value="4.25" calcext:value-type="float">
            <text:p>4,25</text:p>
          </table:table-cell>
          <table:table-cell table:style-name="ce60" table:formula="of:=([.F27]-[.F17]+0.15)/[.F30]" office:value-type="float" office:value="4.05" calcext:value-type="float">
            <text:p>4,05</text:p>
          </table:table-cell>
          <table:table-cell table:style-name="ce60" table:formula="of:=([.G27]-[.G17]+0.15)/[.G30]" office:value-type="float" office:value="4.15" calcext:value-type="float">
            <text:p>4,15</text:p>
          </table:table-cell>
          <table:table-cell table:style-name="ce60" table:formula="of:=([.H27]-[.H17]+0.15)/[.H30]" office:value-type="float" office:value="4.15" calcext:value-type="float">
            <text:p>4,15</text:p>
          </table:table-cell>
          <table:table-cell table:style-name="ce60" table:formula="of:=([.I27]-[.I17]+0.15)/[.I30]" office:value-type="float" office:value="4.15" calcext:value-type="float">
            <text:p>4,1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l’intensité traversant</text:p>
          </table:table-cell>
          <table:table-cell table:style-name="ce32" office:value-type="string" calcext:value-type="string">
            <text:p>I réelle charge complète Vert en mA</text:p>
          </table:table-cell>
          <table:table-cell table:style-name="ce60" table:formula="of:=([.C27]-[.C18]+0.55)/[.C30]" office:value-type="float" office:value="3.35" calcext:value-type="float">
            <text:p>3,35</text:p>
          </table:table-cell>
          <table:table-cell table:style-name="ce60" table:formula="of:=([.D27]-[.D18]+0.55)/[.D30]" office:value-type="float" office:value="3.25" calcext:value-type="float">
            <text:p>3,25</text:p>
          </table:table-cell>
          <table:table-cell table:style-name="ce60" table:formula="of:=([.E27]-[.E18]+0.55)/[.E30]" office:value-type="float" office:value="3.05" calcext:value-type="float">
            <text:p>3,05</text:p>
          </table:table-cell>
          <table:table-cell table:style-name="ce60" table:formula="of:=([.F27]-[.F18]+0.55)/[.F30]" office:value-type="float" office:value="3.45" calcext:value-type="float">
            <text:p>3,45</text:p>
          </table:table-cell>
          <table:table-cell table:style-name="ce60" table:formula="of:=([.G27]-[.G18]+0.55)/[.G30]" office:value-type="float" office:value="3.75" calcext:value-type="float">
            <text:p>3,75</text:p>
          </table:table-cell>
          <table:table-cell table:style-name="ce60" table:formula="of:=([.H27]-[.H18]+0.55)/[.H30]" office:value-type="float" office:value="3.25" calcext:value-type="float">
            <text:p>3,25</text:p>
          </table:table-cell>
          <table:table-cell table:style-name="ce60" table:formula="of:=([.I27]-[.I18]+0.55)/[.I30]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haque LED en circuit</text:p>
          </table:table-cell>
          <table:table-cell table:style-name="ce32" office:value-type="string" calcext:value-type="string">
            <text:p>I réelle Lora transmet Bleu en mA</text:p>
          </table:table-cell>
          <table:table-cell table:style-name="ce60" table:formula="of:=([.C29]-[.C19]+0.8)/[.C30]" office:value-type="float" office:value="0.8" calcext:value-type="float">
            <text:p>0,8</text:p>
          </table:table-cell>
          <table:table-cell table:style-name="ce60" table:formula="of:=([.D29]-[.D19]+0.8)/[.D30]" office:value-type="float" office:value="0.8" calcext:value-type="float">
            <text:p>0,8</text:p>
          </table:table-cell>
          <table:table-cell table:style-name="ce60" table:formula="of:=([.E29]-[.E19]+0.8)/[.E30]" office:value-type="float" office:value="0.6" calcext:value-type="float">
            <text:p>0,6</text:p>
          </table:table-cell>
          <table:table-cell table:style-name="ce60" table:formula="of:=([.F29]-[.F19]+0.8)/[.F30]" office:value-type="float" office:value="1" calcext:value-type="float">
            <text:p>1</text:p>
          </table:table-cell>
          <table:table-cell table:style-name="ce60" table:formula="of:=([.G29]-[.G19]+0.8)/[.G30]" office:value-type="float" office:value="1.1" calcext:value-type="float">
            <text:p>1,1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 mA</text:p>
          </table:table-cell>
          <table:table-cell table:style-name="ce32" office:value-type="string" calcext:value-type="string">
            <text:p>I réelle DSP transmet Vert en mA</text:p>
          </table:table-cell>
          <table:table-cell table:style-name="ce60" table:formula="of:=([.C28]-[.C18]+0.55)/[.C30]" office:value-type="float" office:value="0.65" calcext:value-type="float">
            <text:p>0,65</text:p>
          </table:table-cell>
          <table:table-cell table:style-name="ce60" table:formula="of:=([.D28]-[.D18]+0.55)/[.D30]" office:value-type="float" office:value="0.55" calcext:value-type="float">
            <text:p>0,55</text:p>
          </table:table-cell>
          <table:table-cell table:style-name="ce60" table:formula="of:=([.E28]-[.E18]+0.55)/[.E30]" office:value-type="float" office:value="0.35" calcext:value-type="float">
            <text:p>0,35</text:p>
          </table:table-cell>
          <table:table-cell table:style-name="ce60" table:formula="of:=([.F28]-[.F18]+0.55)/[.F30]" office:value-type="float" office:value="0.75" calcext:value-type="float">
            <text:p>0,75</text:p>
          </table:table-cell>
          <table:table-cell table:style-name="ce60" table:formula="of:=([.G28]-[.G18]+0.55)/[.G30]" office:value-type="float" office:value="1.05" calcext:value-type="float">
            <text:p>1,05</text:p>
          </table:table-cell>
          <table:table-cell table:style-name="ce60" table:formula="of:=([.H28]-[.H18]+0.55)/[.H30]" office:value-type="float" office:value="0.55" calcext:value-type="float">
            <text:p>0,55</text:p>
          </table:table-cell>
          <table:table-cell table:style-name="ce60" table:formula="of:=([.I28]-[.I18]+0.55)/[.I30]" office:value-type="float" office:value="1.85" calcext:value-type="float">
            <text:p>1,8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/>
          <table:table-cell table:style-name="ce60" table:number-columns-repeated="5"/>
          <table:table-cell table:style-name="ce90"/>
          <table:table-cell table:style-name="ce60"/>
          <table:table-cell table:number-columns-repeated="1015"/>
        </table:table-row>
        <table:table-row table:style-name="ro1">
          <table:table-cell table:style-name="ce18" office:value-type="string" calcext:value-type="string">
            <text:p>Estimation de la</text:p>
          </table:table-cell>
          <table:table-cell table:style-name="ce32" office:value-type="string" calcext:value-type="string">
            <text:p>P réelle « en charge » Rouge en mW</text:p>
          </table:table-cell>
          <table:table-cell table:style-name="ce60" table:formula="of:=[.C27]*[.C32]" office:value-type="float" office:value="25.5" calcext:value-type="float">
            <text:p>25,5</text:p>
          </table:table-cell>
          <table:table-cell table:style-name="ce60" table:formula="of:=[.D27]*[.D32]" office:value-type="float" office:value="25.2" calcext:value-type="float">
            <text:p>25,2</text:p>
          </table:table-cell>
          <table:table-cell table:style-name="ce60" table:formula="of:=[.E27]*[.E32]" office:value-type="float" office:value="25.5" calcext:value-type="float">
            <text:p>25,5</text:p>
          </table:table-cell>
          <table:table-cell table:style-name="ce60" table:formula="of:=[.F27]*[.F32]" office:value-type="float" office:value="24.3" calcext:value-type="float">
            <text:p>24,3</text:p>
          </table:table-cell>
          <table:table-cell table:style-name="ce60" table:formula="of:=[.G27]*[.G32]" office:value-type="float" office:value="24.9" calcext:value-type="float">
            <text:p>24,9</text:p>
          </table:table-cell>
          <table:table-cell table:style-name="ce60" table:formula="of:=[.H27]*[.H32]" office:value-type="float" office:value="24.9" calcext:value-type="float">
            <text:p>24,9</text:p>
          </table:table-cell>
          <table:table-cell table:style-name="ce60" table:formula="of:=[.I27]*[.I32]" office:value-type="float" office:value="24.9" calcext:value-type="float">
            <text:p>24,9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uissance dissipée</text:p>
          </table:table-cell>
          <table:table-cell table:style-name="ce32" office:value-type="string" calcext:value-type="string">
            <text:p>P réelle « charge complète » Vert en mW</text:p>
          </table:table-cell>
          <table:table-cell table:style-name="ce60" table:formula="of:=[.C33]*[.C27]" office:value-type="float" office:value="20.1" calcext:value-type="float">
            <text:p>20,1</text:p>
          </table:table-cell>
          <table:table-cell table:style-name="ce60" table:formula="of:=[.D33]*[.D27]" office:value-type="float" office:value="19.5" calcext:value-type="float">
            <text:p>19,5</text:p>
          </table:table-cell>
          <table:table-cell table:style-name="ce60" table:formula="of:=[.E33]*[.E27]" office:value-type="float" office:value="18.3" calcext:value-type="float">
            <text:p>18,3</text:p>
          </table:table-cell>
          <table:table-cell table:style-name="ce60" table:formula="of:=[.F33]*[.F27]" office:value-type="float" office:value="20.7" calcext:value-type="float">
            <text:p>20,7</text:p>
          </table:table-cell>
          <table:table-cell table:style-name="ce60" table:formula="of:=[.G33]*[.G27]" office:value-type="float" office:value="22.5" calcext:value-type="float">
            <text:p>22,5</text:p>
          </table:table-cell>
          <table:table-cell table:style-name="ce60" table:formula="of:=[.H33]*[.H27]" office:value-type="float" office:value="19.5" calcext:value-type="float">
            <text:p>19,5</text:p>
          </table:table-cell>
          <table:table-cell table:style-name="ce60" table:formula="of:=[.I33]*[.I27]" office:value-type="float" office:value="27.3" calcext:value-type="float">
            <text:p>27,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ar chaque LED en circuit</text:p>
          </table:table-cell>
          <table:table-cell table:style-name="ce32" office:value-type="string" calcext:value-type="string">
            <text:p>P réelle Lora transmet Bleu en mW</text:p>
          </table:table-cell>
          <table:table-cell table:style-name="ce60" table:formula="of:=[.C34]*[.C29]" office:value-type="float" office:value="2.64" calcext:value-type="float">
            <text:p>2,64</text:p>
          </table:table-cell>
          <table:table-cell table:style-name="ce60" table:formula="of:=[.D34]*[.D29]" office:value-type="float" office:value="2.64" calcext:value-type="float">
            <text:p>2,64</text:p>
          </table:table-cell>
          <table:table-cell table:style-name="ce60" table:formula="of:=[.E34]*[.E29]" office:value-type="float" office:value="1.98" calcext:value-type="float">
            <text:p>1,98</text:p>
          </table:table-cell>
          <table:table-cell table:style-name="ce60" table:formula="of:=[.F34]*[.F29]" office:value-type="float" office:value="3.3" calcext:value-type="float">
            <text:p>3,3</text:p>
          </table:table-cell>
          <table:table-cell table:style-name="ce60" table:formula="of:=[.G34]*[.G29]" office:value-type="float" office:value="3.63" calcext:value-type="float">
            <text:p>3,63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ans clignotement en mW</text:p>
          </table:table-cell>
          <table:table-cell table:style-name="ce32" office:value-type="string" calcext:value-type="string">
            <text:p>P réelle DSP transmet vert en mW</text:p>
          </table:table-cell>
          <table:table-cell table:style-name="ce60" table:formula="of:=[.C35]*[.C28]" office:value-type="float" office:value="2.145" calcext:value-type="float">
            <text:p>2,145</text:p>
          </table:table-cell>
          <table:table-cell table:style-name="ce60" table:formula="of:=[.D35]*[.D28]" office:value-type="float" office:value="1.815" calcext:value-type="float">
            <text:p>1,815</text:p>
          </table:table-cell>
          <table:table-cell table:style-name="ce60" table:formula="of:=[.E35]*[.E28]" office:value-type="float" office:value="1.155" calcext:value-type="float">
            <text:p>1,155</text:p>
          </table:table-cell>
          <table:table-cell table:style-name="ce60" table:formula="of:=[.F35]*[.F28]" office:value-type="float" office:value="2.475" calcext:value-type="float">
            <text:p>2,475</text:p>
          </table:table-cell>
          <table:table-cell table:style-name="ce60" table:formula="of:=[.G35]*[.G28]" office:value-type="float" office:value="3.465" calcext:value-type="float">
            <text:p>3,465</text:p>
          </table:table-cell>
          <table:table-cell table:style-name="ce60" table:formula="of:=[.H35]*[.H28]" office:value-type="float" office:value="1.815" calcext:value-type="float">
            <text:p>1,815</text:p>
          </table:table-cell>
          <table:table-cell table:style-name="ce60" table:formula="of:=[.I35]*[.I28]" office:value-type="float" office:value="6.105" calcext:value-type="float">
            <text:p>6,105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5"/>
          <table:table-cell table:style-name="ce48"/>
          <table:table-cell table:style-name="ce59"/>
          <table:table-cell table:number-columns-repeated="1015"/>
        </table:table-row>
        <table:table-row table:style-name="ro1">
          <table:table-cell table:style-name="ce19" office:value-type="string" calcext:value-type="string">
            <text:p>LED toujours allumée</text:p>
          </table:table-cell>
          <table:table-cell table:style-name="ce33" office:value-type="string" calcext:value-type="string">
            <text:p>(Constant) Temps allumé Ta0 en s</text:p>
          </table:table-cell>
          <table:table-cell table:style-name="ce62" office:value-type="float" office:value="1" calcext:value-type="float">
            <text:p>1</text:p>
          </table:table-cell>
          <table:table-cell table:style-name="ce85" table:formula="of:=[.C42]" office:value-type="float" office:value="1" calcext:value-type="float">
            <text:p>1</text:p>
          </table:table-cell>
          <table:table-cell table:style-name="ce85" table:formula="of:=[.D42]" office:value-type="float" office:value="1" calcext:value-type="float">
            <text:p>1</text:p>
          </table:table-cell>
          <table:table-cell table:style-name="ce85" table:formula="of:=[.E42]" office:value-type="float" office:value="1" calcext:value-type="float">
            <text:p>1</text:p>
          </table:table-cell>
          <table:table-cell table:style-name="ce85" table:formula="of:=[.F42]" office:value-type="float" office:value="1" calcext:value-type="float">
            <text:p>1</text:p>
          </table:table-cell>
          <table:table-cell table:style-name="ce85" table:formula="of:=[.G42]" office:value-type="float" office:value="1" calcext:value-type="float">
            <text:p>1</text:p>
          </table:table-cell>
          <table:table-cell table:style-name="ce85" table:formula="of:=[.H42]" office:value-type="float" office:value="1" calcext:value-type="float">
            <text:p>1</text:p>
          </table:table-cell>
          <table:table-cell table:style-name="ce55" table:number-columns-repeated="1015"/>
        </table:table-row>
        <table:table-row table:style-name="ro1">
          <table:table-cell table:style-name="ce19" office:value-type="string" calcext:value-type="string">
            <text:p>Rapport cyclique = 1</text:p>
          </table:table-cell>
          <table:table-cell table:style-name="ce33" office:value-type="string" calcext:value-type="string">
            <text:p>Temps éteint Te0 en s</text:p>
          </table:table-cell>
          <table:table-cell table:style-name="ce62" office:value-type="float" office:value="0" calcext:value-type="float">
            <text:p>0</text:p>
          </table:table-cell>
          <table:table-cell table:style-name="ce85" table:formula="of:=[.C43]" office:value-type="float" office:value="0" calcext:value-type="float">
            <text:p>0</text:p>
          </table:table-cell>
          <table:table-cell table:style-name="ce85" table:formula="of:=[.D43]" office:value-type="float" office:value="0" calcext:value-type="float">
            <text:p>0</text:p>
          </table:table-cell>
          <table:table-cell table:style-name="ce85" table:formula="of:=[.E43]" office:value-type="float" office:value="0" calcext:value-type="float">
            <text:p>0</text:p>
          </table:table-cell>
          <table:table-cell table:style-name="ce85" table:formula="of:=[.F43]" office:value-type="float" office:value="0" calcext:value-type="float">
            <text:p>0</text:p>
          </table:table-cell>
          <table:table-cell table:style-name="ce85" table:formula="of:=[.G43]" office:value-type="float" office:value="0" calcext:value-type="float">
            <text:p>0</text:p>
          </table:table-cell>
          <table:table-cell table:style-name="ce85" table:formula="of:=[.H43]" office:value-type="float" office:value="0" calcext:value-type="float">
            <text:p>0</text:p>
          </table:table-cell>
          <table:table-cell table:style-name="ce55"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Rapport0 = R0=Ta/(Ta+Te)</text:p>
          </table:table-cell>
          <table:table-cell table:style-name="ce64" table:formula="of:=[.C42]/([.C42]+[.C43])" office:value-type="float" office:value="1" calcext:value-type="float">
            <text:p>1,00000</text:p>
          </table:table-cell>
          <table:table-cell table:style-name="ce64" table:formula="of:=[.D42]/([.D42]+[.D43])" office:value-type="float" office:value="1" calcext:value-type="float">
            <text:p>1,00000</text:p>
          </table:table-cell>
          <table:table-cell table:style-name="ce64" table:formula="of:=[.E42]/([.E42]+[.E43])" office:value-type="float" office:value="1" calcext:value-type="float">
            <text:p>1,00000</text:p>
          </table:table-cell>
          <table:table-cell table:style-name="ce64" table:formula="of:=[.F42]/([.F42]+[.F43])" office:value-type="float" office:value="1" calcext:value-type="float">
            <text:p>1,00000</text:p>
          </table:table-cell>
          <table:table-cell table:style-name="ce64" table:formula="of:=[.G42]/([.G42]+[.G43])" office:value-type="float" office:value="1" calcext:value-type="float">
            <text:p>1,00000</text:p>
          </table:table-cell>
          <table:table-cell table:style-name="ce64" table:formula="of:=[.H42]/([.H42]+[.H43])" office:value-type="float" office:value="1" calcext:value-type="float">
            <text:p>1,00000</text:p>
          </table:table-cell>
          <table:table-cell table:style-name="ce64" table:formula="of:=[.I42]/([.I42]+[.I43])" office:value-type="float" office:value="1" calcext:value-type="float">
            <text:p>1,00000</text:p>
          </table:table-cell>
          <table:table-cell table:style-name="ce56" table:number-columns-repeated="1015"/>
        </table:table-row>
        <table:table-row table:style-name="ro1">
          <table:table-cell table:style-name="ce19"/>
          <table:table-cell table:style-name="ce34"/>
          <table:table-cell table:style-name="ce64" table:number-columns-repeated="5"/>
          <table:table-cell table:style-name="ce91"/>
          <table:table-cell table:style-name="ce64"/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Consommation par 24 heures</text:p>
          </table:table-cell>
          <table:table-cell table:style-name="ce34" office:value-type="string" calcext:value-type="string">
            <text:p>Conso0 jour LED Rouge en Wh</text:p>
          </table:table-cell>
          <table:table-cell table:style-name="ce64" table:formula="of:=24/1000*[.C37]*[.C44]" office:value-type="float" office:value="0.612" calcext:value-type="float">
            <text:p>0,61200</text:p>
          </table:table-cell>
          <table:table-cell table:style-name="ce64" table:formula="of:=24/1000*[.D37]*[.D44]" office:value-type="float" office:value="0.6048" calcext:value-type="float">
            <text:p>0,60480</text:p>
          </table:table-cell>
          <table:table-cell table:style-name="ce64" table:formula="of:=24/1000*[.E37]*[.E44]" office:value-type="float" office:value="0.612" calcext:value-type="float">
            <text:p>0,61200</text:p>
          </table:table-cell>
          <table:table-cell table:style-name="ce64" table:formula="of:=24/1000*[.F37]*[.F44]" office:value-type="float" office:value="0.5832" calcext:value-type="float">
            <text:p>0,58320</text:p>
          </table:table-cell>
          <table:table-cell table:style-name="ce64" table:formula="of:=24/1000*[.G37]*[.G44]" office:value-type="float" office:value="0.5976" calcext:value-type="float">
            <text:p>0,59760</text:p>
          </table:table-cell>
          <table:table-cell table:style-name="ce64" table:formula="of:=24/1000*[.H37]*[.H44]" office:value-type="float" office:value="0.5976" calcext:value-type="float">
            <text:p>0,59760</text:p>
          </table:table-cell>
          <table:table-cell table:style-name="ce64" table:formula="of:=24/1000*[.I37]*[.I44]" office:value-type="float" office:value="0.5976" calcext:value-type="float">
            <text:p>0,59760</text:p>
          </table:table-cell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lorsque la LED est </text:p>
          </table:table-cell>
          <table:table-cell table:style-name="ce34" office:value-type="string" calcext:value-type="string">
            <text:p>Conso0 jour LED Verte en Wh</text:p>
          </table:table-cell>
          <table:table-cell table:style-name="ce64" table:formula="of:=24/1000*[.C38]*[.C44]" office:value-type="float" office:value="0.4824" calcext:value-type="float">
            <text:p>0,48240</text:p>
          </table:table-cell>
          <table:table-cell table:style-name="ce64" table:formula="of:=24/1000*[.D38]*[.D44]" office:value-type="float" office:value="0.468" calcext:value-type="float">
            <text:p>0,46800</text:p>
          </table:table-cell>
          <table:table-cell table:style-name="ce64" table:formula="of:=24/1000*[.E38]*[.E44]" office:value-type="float" office:value="0.4392" calcext:value-type="float">
            <text:p>0,43920</text:p>
          </table:table-cell>
          <table:table-cell table:style-name="ce64" table:formula="of:=24/1000*[.F38]*[.F44]" office:value-type="float" office:value="0.4968" calcext:value-type="float">
            <text:p>0,49680</text:p>
          </table:table-cell>
          <table:table-cell table:style-name="ce64" table:formula="of:=24/1000*[.G38]*[.G44]" office:value-type="float" office:value="0.54" calcext:value-type="float">
            <text:p>0,54000</text:p>
          </table:table-cell>
          <table:table-cell table:style-name="ce64" table:formula="of:=24/1000*[.H38]*[.H44]" office:value-type="float" office:value="0.468" calcext:value-type="float">
            <text:p>0,46800</text:p>
          </table:table-cell>
          <table:table-cell table:style-name="ce64" table:formula="of:=24/1000*[.I38]*[.I44]" office:value-type="float" office:value="0.6552" calcext:value-type="float">
            <text:p>0,65520</text:p>
          </table:table-cell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toujours allumée</text:p>
          </table:table-cell>
          <table:table-cell table:style-name="ce34" office:value-type="string" calcext:value-type="string">
            <text:p>Conso0 jour LED Bleue (Lora) en Wh</text:p>
          </table:table-cell>
          <table:table-cell table:style-name="ce64" table:formula="of:=24*[.C39]*[.C44]/1000" office:value-type="float" office:value="0.06336" calcext:value-type="float">
            <text:p>0,06336</text:p>
          </table:table-cell>
          <table:table-cell table:style-name="ce64" table:formula="of:=24*[.D39]*[.D44]/1000" office:value-type="float" office:value="0.06336" calcext:value-type="float">
            <text:p>0,06336</text:p>
          </table:table-cell>
          <table:table-cell table:style-name="ce64" table:formula="of:=24*[.E39]*[.E44]/1000" office:value-type="float" office:value="0.04752" calcext:value-type="float">
            <text:p>0,04752</text:p>
          </table:table-cell>
          <table:table-cell table:style-name="ce64" table:formula="of:=24*[.F39]*[.F44]/1000" office:value-type="float" office:value="0.0792" calcext:value-type="float">
            <text:p>0,07920</text:p>
          </table:table-cell>
          <table:table-cell table:style-name="ce64" table:formula="of:=24*[.G39]*[.G44]/1000" office:value-type="float" office:value="0.08712" calcext:value-type="float">
            <text:p>0,08712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en Wh</text:p>
          </table:table-cell>
          <table:table-cell table:style-name="ce34" office:value-type="string" calcext:value-type="string">
            <text:p>Conso0 jour LED Verte (DSP) en Wh</text:p>
          </table:table-cell>
          <table:table-cell table:style-name="ce64" table:formula="of:=24*[.C40]*[.C44]/1000" office:value-type="float" office:value="0.05148" calcext:value-type="float">
            <text:p>0,05148</text:p>
          </table:table-cell>
          <table:table-cell table:style-name="ce64" table:formula="of:=24*[.D40]*[.D44]/1000" office:value-type="float" office:value="0.04356" calcext:value-type="float">
            <text:p>0,04356</text:p>
          </table:table-cell>
          <table:table-cell table:style-name="ce64" table:formula="of:=24*[.E40]*[.E44]/1000" office:value-type="float" office:value="0.02772" calcext:value-type="float">
            <text:p>0,02772</text:p>
          </table:table-cell>
          <table:table-cell table:style-name="ce64" table:formula="of:=24*[.F40]*[.F44]/1000" office:value-type="float" office:value="0.0594" calcext:value-type="float">
            <text:p>0,05940</text:p>
          </table:table-cell>
          <table:table-cell table:style-name="ce64" table:formula="of:=24*[.G40]*[.G44]/1000" office:value-type="float" office:value="0.08316" calcext:value-type="float">
            <text:p>0,08316</text:p>
          </table:table-cell>
          <table:table-cell table:style-name="ce64" table:formula="of:=24*[.H40]*[.H44]/1000" office:value-type="float" office:value="0.04356" calcext:value-type="float">
            <text:p>0,04356</text:p>
          </table:table-cell>
          <table:table-cell table:style-name="ce64" table:formula="of:=24*[.I40]*[.I44]/1000" office:value-type="float" office:value="0.14652" calcext:value-type="float">
            <text:p>0,14652</text:p>
          </table:table-cell>
          <table:table-cell table:style-name="ce56" table:number-columns-repeated="1015"/>
        </table:table-row>
        <table:table-row table:style-name="ro1">
          <table:table-cell table:style-name="ce17"/>
          <table:table-cell table:style-name="ce28"/>
          <table:table-cell table:style-name="ce66" table:number-columns-repeated="5"/>
          <table:table-cell table:style-name="ce92"/>
          <table:table-cell table:style-name="ce66"/>
          <table:table-cell table:number-columns-repeated="1015"/>
        </table:table-row>
        <table:table-row table:style-name="ro1">
          <table:table-cell table:style-name="ce18" office:value-type="string" calcext:value-type="string">
            <text:p>LED clignotant rapidement</text:p>
          </table:table-cell>
          <table:table-cell table:style-name="ce35" office:value-type="string" calcext:value-type="string">
            <text:p>(Cligno rapide) Temps allumé Ta1 en s</text:p>
          </table:table-cell>
          <table:table-cell table:style-name="ce68" office:value-type="float" office:value="0.25" calcext:value-type="float">
            <text:p>0,25</text:p>
          </table:table-cell>
          <table:table-cell table:style-name="ce86" table:formula="of:=[.C51]" office:value-type="float" office:value="0.25" calcext:value-type="float">
            <text:p>0,25</text:p>
          </table:table-cell>
          <table:table-cell table:style-name="ce86" table:formula="of:=[.D51]" office:value-type="float" office:value="0.25" calcext:value-type="float">
            <text:p>0,25</text:p>
          </table:table-cell>
          <table:table-cell table:style-name="ce86" table:formula="of:=[.E51]" office:value-type="float" office:value="0.25" calcext:value-type="float">
            <text:p>0,25</text:p>
          </table:table-cell>
          <table:table-cell table:style-name="ce86" table:formula="of:=[.F51]" office:value-type="float" office:value="0.25" calcext:value-type="float">
            <text:p>0,25</text:p>
          </table:table-cell>
          <table:table-cell table:style-name="ce86" table:formula="of:=[.G51]" office:value-type="float" office:value="0.25" calcext:value-type="float">
            <text:p>0,25</text:p>
          </table:table-cell>
          <table:table-cell table:style-name="ce86" table:formula="of:=[.H51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Rapport cyclique = R1</text:p>
          </table:table-cell>
          <table:table-cell table:style-name="ce35" office:value-type="string" calcext:value-type="string">
            <text:p>Temps éteint Te1 en s</text:p>
          </table:table-cell>
          <table:table-cell table:style-name="ce68" office:value-type="float" office:value="0.25" calcext:value-type="float">
            <text:p>0,25</text:p>
          </table:table-cell>
          <table:table-cell table:style-name="ce86" table:formula="of:=[.C52]" office:value-type="float" office:value="0.25" calcext:value-type="float">
            <text:p>0,25</text:p>
          </table:table-cell>
          <table:table-cell table:style-name="ce86" table:formula="of:=[.D52]" office:value-type="float" office:value="0.25" calcext:value-type="float">
            <text:p>0,25</text:p>
          </table:table-cell>
          <table:table-cell table:style-name="ce86" table:formula="of:=[.E52]" office:value-type="float" office:value="0.25" calcext:value-type="float">
            <text:p>0,25</text:p>
          </table:table-cell>
          <table:table-cell table:style-name="ce86" table:formula="of:=[.F52]" office:value-type="float" office:value="0.25" calcext:value-type="float">
            <text:p>0,25</text:p>
          </table:table-cell>
          <table:table-cell table:style-name="ce86" table:formula="of:=[.G52]" office:value-type="float" office:value="0.25" calcext:value-type="float">
            <text:p>0,25</text:p>
          </table:table-cell>
          <table:table-cell table:style-name="ce86" table:formula="of:=[.H52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Rapport1= R1=Ta1/(Ta1+Te1)</text:p>
          </table:table-cell>
          <table:table-cell table:style-name="ce73" table:formula="of:=[.C51]/([.C51]+[.C52])" office:value-type="float" office:value="0.5" calcext:value-type="float">
            <text:p>0,50000</text:p>
          </table:table-cell>
          <table:table-cell table:style-name="ce73" table:formula="of:=[.D51]/([.D51]+[.D52])" office:value-type="float" office:value="0.5" calcext:value-type="float">
            <text:p>0,50000</text:p>
          </table:table-cell>
          <table:table-cell table:style-name="ce73" table:formula="of:=[.E51]/([.E51]+[.E52])" office:value-type="float" office:value="0.5" calcext:value-type="float">
            <text:p>0,50000</text:p>
          </table:table-cell>
          <table:table-cell table:style-name="ce73" table:formula="of:=[.F51]/([.F51]+[.F52])" office:value-type="float" office:value="0.5" calcext:value-type="float">
            <text:p>0,50000</text:p>
          </table:table-cell>
          <table:table-cell table:style-name="ce73" table:formula="of:=[.G51]/([.G51]+[.G52])" office:value-type="float" office:value="0.5" calcext:value-type="float">
            <text:p>0,50000</text:p>
          </table:table-cell>
          <table:table-cell table:style-name="ce73" table:formula="of:=[.H51]/([.H51]+[.H52])" office:value-type="float" office:value="0.5" calcext:value-type="float">
            <text:p>0,50000</text:p>
          </table:table-cell>
          <table:table-cell table:style-name="ce73" table:formula="of:=[.I51]/([.I51]+[.I52])" office:value-type="float" office:value="0.5" calcext:value-type="float">
            <text:p>0,5000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/>
          <table:table-cell table:style-name="ce73" table:number-columns-repeated="7"/>
          <table:table-cell table:number-columns-repeated="1015"/>
        </table:table-row>
        <table:table-row table:style-name="ro1">
          <table:table-cell table:style-name="ce18" office:value-type="string" calcext:value-type="string">
            <text:p>Consommation par 24 heures</text:p>
          </table:table-cell>
          <table:table-cell table:style-name="ce32" office:value-type="string" calcext:value-type="string">
            <text:p>Conso1 jour LED Rouge en Wh</text:p>
          </table:table-cell>
          <table:table-cell table:style-name="ce73" table:formula="of:=24/1000*[.C37]*[.C53]" office:value-type="float" office:value="0.306" calcext:value-type="float">
            <text:p>0,30600</text:p>
          </table:table-cell>
          <table:table-cell table:style-name="ce73" table:formula="of:=24/1000*[.D37]*[.D53]" office:value-type="float" office:value="0.3024" calcext:value-type="float">
            <text:p>0,30240</text:p>
          </table:table-cell>
          <table:table-cell table:style-name="ce73" table:formula="of:=24/1000*[.E37]*[.E53]" office:value-type="float" office:value="0.306" calcext:value-type="float">
            <text:p>0,30600</text:p>
          </table:table-cell>
          <table:table-cell table:style-name="ce73" table:formula="of:=24/1000*[.F37]*[.F53]" office:value-type="float" office:value="0.2916" calcext:value-type="float">
            <text:p>0,29160</text:p>
          </table:table-cell>
          <table:table-cell table:style-name="ce73" table:formula="of:=24/1000*[.G37]*[.G53]" office:value-type="float" office:value="0.2988" calcext:value-type="float">
            <text:p>0,29880</text:p>
          </table:table-cell>
          <table:table-cell table:style-name="ce73" table:formula="of:=24/1000*[.H37]*[.H53]" office:value-type="float" office:value="0.2988" calcext:value-type="float">
            <text:p>0,29880</text:p>
          </table:table-cell>
          <table:table-cell table:style-name="ce73" table:formula="of:=24/1000*[.I37]*[.I53]" office:value-type="float" office:value="0.2988" calcext:value-type="float">
            <text:p>0,29880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lorsque la LED <text:s/></text:p>
          </table:table-cell>
          <table:table-cell table:style-name="ce32" office:value-type="string" calcext:value-type="string">
            <text:p>Conso1 jour LED Verte en Wh</text:p>
          </table:table-cell>
          <table:table-cell table:style-name="ce73" table:formula="of:=24/1000*[.C38]*[.C53]" office:value-type="float" office:value="0.2412" calcext:value-type="float">
            <text:p>0,24120</text:p>
          </table:table-cell>
          <table:table-cell table:style-name="ce73" table:formula="of:=24/1000*[.D38]*[.D53]" office:value-type="float" office:value="0.234" calcext:value-type="float">
            <text:p>0,23400</text:p>
          </table:table-cell>
          <table:table-cell table:style-name="ce73" table:formula="of:=24/1000*[.E38]*[.E53]" office:value-type="float" office:value="0.2196" calcext:value-type="float">
            <text:p>0,21960</text:p>
          </table:table-cell>
          <table:table-cell table:style-name="ce73" table:formula="of:=24/1000*[.F38]*[.F53]" office:value-type="float" office:value="0.2484" calcext:value-type="float">
            <text:p>0,24840</text:p>
          </table:table-cell>
          <table:table-cell table:style-name="ce73" table:formula="of:=24/1000*[.G38]*[.G53]" office:value-type="float" office:value="0.27" calcext:value-type="float">
            <text:p>0,27000</text:p>
          </table:table-cell>
          <table:table-cell table:style-name="ce73" table:formula="of:=24/1000*[.H38]*[.H53]" office:value-type="float" office:value="0.234" calcext:value-type="float">
            <text:p>0,23400</text:p>
          </table:table-cell>
          <table:table-cell table:style-name="ce73" table:formula="of:=24/1000*[.I38]*[.I53]" office:value-type="float" office:value="0.3276" calcext:value-type="float">
            <text:p>0,32760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lignote rapidement</text:p>
          </table:table-cell>
          <table:table-cell table:style-name="ce32" office:value-type="string" calcext:value-type="string">
            <text:p>Conso1 jour LED Bleue (Lora) en Wh</text:p>
          </table:table-cell>
          <table:table-cell table:style-name="ce73" table:formula="of:=24*[.C39]*[.C53]/1000" office:value-type="float" office:value="0.03168" calcext:value-type="float">
            <text:p>0,03168</text:p>
          </table:table-cell>
          <table:table-cell table:style-name="ce73" table:formula="of:=24*[.D39]*[.D53]/1000" office:value-type="float" office:value="0.03168" calcext:value-type="float">
            <text:p>0,03168</text:p>
          </table:table-cell>
          <table:table-cell table:style-name="ce73" table:formula="of:=24*[.E39]*[.E53]/1000" office:value-type="float" office:value="0.02376" calcext:value-type="float">
            <text:p>0,02376</text:p>
          </table:table-cell>
          <table:table-cell table:style-name="ce73" table:formula="of:=24*[.F39]*[.F53]/1000" office:value-type="float" office:value="0.0396" calcext:value-type="float">
            <text:p>0,03960</text:p>
          </table:table-cell>
          <table:table-cell table:style-name="ce73" table:formula="of:=24*[.G39]*[.G53]/1000" office:value-type="float" office:value="0.04356" calcext:value-type="float">
            <text:p>0,04356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 Wh</text:p>
          </table:table-cell>
          <table:table-cell table:style-name="ce32" office:value-type="string" calcext:value-type="string">
            <text:p>Conso1 jour LED Verte (DSP) en Wh</text:p>
          </table:table-cell>
          <table:table-cell table:style-name="ce73" table:formula="of:=24*[.C40]*[.C53]/1000" office:value-type="float" office:value="0.02574" calcext:value-type="float">
            <text:p>0,02574</text:p>
          </table:table-cell>
          <table:table-cell table:style-name="ce73" table:formula="of:=24*[.D40]*[.D53]/1000" office:value-type="float" office:value="0.02178" calcext:value-type="float">
            <text:p>0,02178</text:p>
          </table:table-cell>
          <table:table-cell table:style-name="ce73" table:formula="of:=24*[.E40]*[.E53]/1000" office:value-type="float" office:value="0.01386" calcext:value-type="float">
            <text:p>0,01386</text:p>
          </table:table-cell>
          <table:table-cell table:style-name="ce73" table:formula="of:=24*[.F40]*[.F53]/1000" office:value-type="float" office:value="0.0297" calcext:value-type="float">
            <text:p>0,02970</text:p>
          </table:table-cell>
          <table:table-cell table:style-name="ce73" table:formula="of:=24*[.G40]*[.G53]/1000" office:value-type="float" office:value="0.04158" calcext:value-type="float">
            <text:p>0,04158</text:p>
          </table:table-cell>
          <table:table-cell table:style-name="ce73" table:formula="of:=24*[.H40]*[.H53]/1000" office:value-type="float" office:value="0.02178" calcext:value-type="float">
            <text:p>0,02178</text:p>
          </table:table-cell>
          <table:table-cell table:style-name="ce73" table:formula="of:=24*[.I40]*[.I53]/1000" office:value-type="float" office:value="0.07326" calcext:value-type="float">
            <text:p>0,07326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66" table:number-columns-repeated="5"/>
          <table:table-cell table:style-name="ce92"/>
          <table:table-cell table:style-name="ce66"/>
          <table:table-cell table:number-columns-repeated="1015"/>
        </table:table-row>
        <table:table-row table:style-name="ro1">
          <table:table-cell table:style-name="ce19" office:value-type="string" calcext:value-type="string">
            <text:p>LED clignotant moyennement</text:p>
          </table:table-cell>
          <table:table-cell table:style-name="ce33" office:value-type="string" calcext:value-type="string">
            <text:p>(Cligno moyen) Temps allumé Ta2 en s</text:p>
          </table:table-cell>
          <table:table-cell table:style-name="ce62" office:value-type="float" office:value="0.5" calcext:value-type="float">
            <text:p>0,5</text:p>
          </table:table-cell>
          <table:table-cell table:style-name="ce85" table:formula="of:=[.C60]" office:value-type="float" office:value="0.5" calcext:value-type="float">
            <text:p>0,5</text:p>
          </table:table-cell>
          <table:table-cell table:style-name="ce85" table:formula="of:=[.D60]" office:value-type="float" office:value="0.5" calcext:value-type="float">
            <text:p>0,5</text:p>
          </table:table-cell>
          <table:table-cell table:style-name="ce85" table:formula="of:=[.E60]" office:value-type="float" office:value="0.5" calcext:value-type="float">
            <text:p>0,5</text:p>
          </table:table-cell>
          <table:table-cell table:style-name="ce85" table:formula="of:=[.F60]" office:value-type="float" office:value="0.5" calcext:value-type="float">
            <text:p>0,5</text:p>
          </table:table-cell>
          <table:table-cell table:style-name="ce85" table:formula="of:=[.G60]" office:value-type="float" office:value="0.5" calcext:value-type="float">
            <text:p>0,5</text:p>
          </table:table-cell>
          <table:table-cell table:style-name="ce85" table:formula="of:=[.H60]" office:value-type="float" office:value="0.5" calcext:value-type="float">
            <text:p>0,5</text:p>
          </table:table-cell>
          <table:table-cell table:style-name="ce57" table:number-columns-repeated="1015"/>
        </table:table-row>
        <table:table-row table:style-name="ro1">
          <table:table-cell table:style-name="ce19" office:value-type="string" calcext:value-type="string">
            <text:p>rapidement</text:p>
          </table:table-cell>
          <table:table-cell table:style-name="ce33" office:value-type="string" calcext:value-type="string">
            <text:p>Temps éteint Te2 en s</text:p>
          </table:table-cell>
          <table:table-cell table:style-name="ce62" office:value-type="float" office:value="2.5" calcext:value-type="float">
            <text:p>2,5</text:p>
          </table:table-cell>
          <table:table-cell table:style-name="ce85" table:formula="of:=[.C61]" office:value-type="float" office:value="2.5" calcext:value-type="float">
            <text:p>2,5</text:p>
          </table:table-cell>
          <table:table-cell table:style-name="ce85" table:formula="of:=[.D61]" office:value-type="float" office:value="2.5" calcext:value-type="float">
            <text:p>2,5</text:p>
          </table:table-cell>
          <table:table-cell table:style-name="ce85" table:formula="of:=[.E61]" office:value-type="float" office:value="2.5" calcext:value-type="float">
            <text:p>2,5</text:p>
          </table:table-cell>
          <table:table-cell table:style-name="ce85" table:formula="of:=[.F61]" office:value-type="float" office:value="2.5" calcext:value-type="float">
            <text:p>2,5</text:p>
          </table:table-cell>
          <table:table-cell table:style-name="ce85" table:formula="of:=[.G61]" office:value-type="float" office:value="2.5" calcext:value-type="float">
            <text:p>2,5</text:p>
          </table:table-cell>
          <table:table-cell table:style-name="ce85" table:formula="of:=[.H61]" office:value-type="float" office:value="2.5" calcext:value-type="float">
            <text:p>2,5</text:p>
          </table:table-cell>
          <table:table-cell table:style-name="ce57" table:number-columns-repeated="1015"/>
        </table:table-row>
        <table:table-row table:style-name="ro1">
          <table:table-cell table:style-name="ce19" office:value-type="string" calcext:value-type="string">
            <text:p>Rapport cyclique = R2</text:p>
          </table:table-cell>
          <table:table-cell table:style-name="ce34" office:value-type="string" calcext:value-type="string">
            <text:p>Rapport2=R2=Ta2/(Ta2+Te2)</text:p>
          </table:table-cell>
          <table:table-cell table:style-name="ce74" table:formula="of:=[.C60]/([.C60]+[.C61])" office:value-type="float" office:value="0.166666666666667" calcext:value-type="float">
            <text:p>0,16667</text:p>
          </table:table-cell>
          <table:table-cell table:style-name="ce64" table:formula="of:=[.D60]/([.D60]+[.D61])" office:value-type="float" office:value="0.166666666666667" calcext:value-type="float">
            <text:p>0,16667</text:p>
          </table:table-cell>
          <table:table-cell table:style-name="ce64" table:formula="of:=[.E60]/([.E60]+[.E61])" office:value-type="float" office:value="0.166666666666667" calcext:value-type="float">
            <text:p>0,16667</text:p>
          </table:table-cell>
          <table:table-cell table:style-name="ce64" table:formula="of:=[.F60]/([.F60]+[.F61])" office:value-type="float" office:value="0.166666666666667" calcext:value-type="float">
            <text:p>0,16667</text:p>
          </table:table-cell>
          <table:table-cell table:style-name="ce64" table:formula="of:=[.G60]/([.G60]+[.G61])" office:value-type="float" office:value="0.166666666666667" calcext:value-type="float">
            <text:p>0,16667</text:p>
          </table:table-cell>
          <table:table-cell table:style-name="ce64" table:formula="of:=[.H60]/([.H60]+[.H61])" office:value-type="float" office:value="0.166666666666667" calcext:value-type="float">
            <text:p>0,16667</text:p>
          </table:table-cell>
          <table:table-cell table:style-name="ce64" table:formula="of:=[.I60]/([.I60]+[.I61])" office:value-type="float" office:value="0.166666666666667" calcext:value-type="float">
            <text:p>0,16667</text:p>
          </table:table-cell>
          <table:table-cell table:style-name="ce52" table:number-columns-repeated="1015"/>
        </table:table-row>
        <table:table-row table:style-name="ro1">
          <table:table-cell table:style-name="ce19"/>
          <table:table-cell table:style-name="ce34"/>
          <table:table-cell table:style-name="ce64" table:number-columns-repeated="5"/>
          <table:table-cell table:style-name="ce91"/>
          <table:table-cell table:style-name="ce64"/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onsommation par 24 heures</text:p>
          </table:table-cell>
          <table:table-cell table:style-name="ce34" office:value-type="string" calcext:value-type="string">
            <text:p>Conso2 jour LED Rouge en Wh</text:p>
          </table:table-cell>
          <table:table-cell table:style-name="ce64" table:formula="of:=24*[.C62]*[.C37]/1000" office:value-type="float" office:value="0.102" calcext:value-type="float">
            <text:p>0,10200</text:p>
          </table:table-cell>
          <table:table-cell table:style-name="ce64" table:formula="of:=24*[.D62]*[.D37]/1000" office:value-type="float" office:value="0.1008" calcext:value-type="float">
            <text:p>0,10080</text:p>
          </table:table-cell>
          <table:table-cell table:style-name="ce64" table:formula="of:=24*[.E62]*[.E37]/1000" office:value-type="float" office:value="0.102" calcext:value-type="float">
            <text:p>0,10200</text:p>
          </table:table-cell>
          <table:table-cell table:style-name="ce64" table:formula="of:=24*[.F62]*[.F37]/1000" office:value-type="float" office:value="0.0972" calcext:value-type="float">
            <text:p>0,09720</text:p>
          </table:table-cell>
          <table:table-cell table:style-name="ce64" table:formula="of:=24*[.G62]*[.G37]/1000" office:value-type="float" office:value="0.0996" calcext:value-type="float">
            <text:p>0,09960</text:p>
          </table:table-cell>
          <table:table-cell table:style-name="ce64" table:formula="of:=24*[.H62]*[.H37]/1000" office:value-type="float" office:value="0.0996" calcext:value-type="float">
            <text:p>0,09960</text:p>
          </table:table-cell>
          <table:table-cell table:style-name="ce64" table:formula="of:=24*[.I62]*[.I37]/1000" office:value-type="float" office:value="0.0996" calcext:value-type="float">
            <text:p>0,09960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lorsque la LED <text:s/></text:p>
          </table:table-cell>
          <table:table-cell table:style-name="ce34" office:value-type="string" calcext:value-type="string">
            <text:p>Conso2 jour LED Verte en Wh</text:p>
          </table:table-cell>
          <table:table-cell table:style-name="ce64" table:formula="of:=24*[.C62]*[.C38]/1000" office:value-type="float" office:value="0.0804" calcext:value-type="float">
            <text:p>0,08040</text:p>
          </table:table-cell>
          <table:table-cell table:style-name="ce64" table:formula="of:=24*[.D62]*[.D38]/1000" office:value-type="float" office:value="0.078" calcext:value-type="float">
            <text:p>0,07800</text:p>
          </table:table-cell>
          <table:table-cell table:style-name="ce64" table:formula="of:=24*[.E62]*[.E38]/1000" office:value-type="float" office:value="0.0732" calcext:value-type="float">
            <text:p>0,07320</text:p>
          </table:table-cell>
          <table:table-cell table:style-name="ce64" table:formula="of:=24*[.F62]*[.F38]/1000" office:value-type="float" office:value="0.0828" calcext:value-type="float">
            <text:p>0,08280</text:p>
          </table:table-cell>
          <table:table-cell table:style-name="ce64" table:formula="of:=24*[.G62]*[.G38]/1000" office:value-type="float" office:value="0.09" calcext:value-type="float">
            <text:p>0,09000</text:p>
          </table:table-cell>
          <table:table-cell table:style-name="ce64" table:formula="of:=24*[.H62]*[.H38]/1000" office:value-type="float" office:value="0.078" calcext:value-type="float">
            <text:p>0,07800</text:p>
          </table:table-cell>
          <table:table-cell table:style-name="ce64" table:formula="of:=24*[.I62]*[.I38]/1000" office:value-type="float" office:value="0.1092" calcext:value-type="float">
            <text:p>0,10920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lignote moyennement</text:p>
          </table:table-cell>
          <table:table-cell table:style-name="ce34" office:value-type="string" calcext:value-type="string">
            <text:p>Conso2 jour LED Bleue (Lora) en Wh</text:p>
          </table:table-cell>
          <table:table-cell table:style-name="ce64" table:formula="of:=24*[.C62]*[.C39]/1000" office:value-type="float" office:value="0.01056" calcext:value-type="float">
            <text:p>0,01056</text:p>
          </table:table-cell>
          <table:table-cell table:style-name="ce64" table:formula="of:=24*[.D62]*[.D39]/1000" office:value-type="float" office:value="0.01056" calcext:value-type="float">
            <text:p>0,01056</text:p>
          </table:table-cell>
          <table:table-cell table:style-name="ce64" table:formula="of:=24*[.E62]*[.E39]/1000" office:value-type="float" office:value="0.00792" calcext:value-type="float">
            <text:p>0,00792</text:p>
          </table:table-cell>
          <table:table-cell table:style-name="ce64" table:formula="of:=24*[.F62]*[.F39]/1000" office:value-type="float" office:value="0.0132" calcext:value-type="float">
            <text:p>0,01320</text:p>
          </table:table-cell>
          <table:table-cell table:style-name="ce64" table:formula="of:=24*[.G62]*[.G39]/1000" office:value-type="float" office:value="0.01452" calcext:value-type="float">
            <text:p>0,01452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en Wh</text:p>
          </table:table-cell>
          <table:table-cell table:style-name="ce34" office:value-type="string" calcext:value-type="string">
            <text:p>Conso2 jour LED Verte (DSP) en Wh</text:p>
          </table:table-cell>
          <table:table-cell table:style-name="ce64" table:formula="of:=24*[.C40]*[.C62]/1000" office:value-type="float" office:value="0.00858" calcext:value-type="float">
            <text:p>0,00858</text:p>
          </table:table-cell>
          <table:table-cell table:style-name="ce64" table:formula="of:=24*[.D40]*[.D62]/1000" office:value-type="float" office:value="0.00726" calcext:value-type="float">
            <text:p>0,00726</text:p>
          </table:table-cell>
          <table:table-cell table:style-name="ce64" table:formula="of:=24*[.E40]*[.E62]/1000" office:value-type="float" office:value="0.00462" calcext:value-type="float">
            <text:p>0,00462</text:p>
          </table:table-cell>
          <table:table-cell table:style-name="ce64" table:formula="of:=24*[.F40]*[.F62]/1000" office:value-type="float" office:value="0.0099" calcext:value-type="float">
            <text:p>0,00990</text:p>
          </table:table-cell>
          <table:table-cell table:style-name="ce64" table:formula="of:=24*[.G40]*[.G62]/1000" office:value-type="float" office:value="0.01386" calcext:value-type="float">
            <text:p>0,01386</text:p>
          </table:table-cell>
          <table:table-cell table:style-name="ce64" table:formula="of:=24*[.H40]*[.H62]/1000" office:value-type="float" office:value="0.00726" calcext:value-type="float">
            <text:p>0,00726</text:p>
          </table:table-cell>
          <table:table-cell table:style-name="ce64" table:formula="of:=24*[.I40]*[.I62]/1000" office:value-type="float" office:value="0.02442" calcext:value-type="float">
            <text:p>0,02442</text:p>
          </table:table-cell>
          <table:table-cell table:style-name="ce52" table:number-columns-repeated="1015"/>
        </table:table-row>
        <table:table-row table:style-name="ro1">
          <table:table-cell table:style-name="ce19"/>
          <table:table-cell table:style-name="ce34"/>
          <table:table-cell table:style-name="ce63" table:number-columns-repeated="5"/>
          <table:table-cell table:style-name="ce20"/>
          <table:table-cell table:style-name="ce63"/>
          <table:table-cell table:style-name="ce52" table:number-columns-repeated="1015"/>
        </table:table-row>
        <table:table-row table:style-name="ro1">
          <table:table-cell table:style-name="ce17"/>
          <table:table-cell table:style-name="ce28"/>
          <table:table-cell table:style-name="ce75" table:number-columns-repeated="5"/>
          <table:table-cell table:style-name="ce93"/>
          <table:table-cell table:style-name="ce75"/>
          <table:table-cell table:number-columns-repeated="1015"/>
        </table:table-row>
        <table:table-row table:style-name="ro1">
          <table:table-cell table:style-name="ce18" office:value-type="string" calcext:value-type="string">
            <text:p>LED clignotant lentement</text:p>
          </table:table-cell>
          <table:table-cell table:style-name="ce35" office:value-type="string" calcext:value-type="string">
            <text:p>(Cligno lent) Temps allumé Ta3 en s</text:p>
          </table:table-cell>
          <table:table-cell table:style-name="ce68" office:value-type="float" office:value="0.5" calcext:value-type="float">
            <text:p>0,5</text:p>
          </table:table-cell>
          <table:table-cell table:style-name="ce86" table:formula="of:=[.C70]" office:value-type="float" office:value="0.5" calcext:value-type="float">
            <text:p>0,5</text:p>
          </table:table-cell>
          <table:table-cell table:style-name="ce86" table:formula="of:=[.D70]" office:value-type="float" office:value="0.5" calcext:value-type="float">
            <text:p>0,5</text:p>
          </table:table-cell>
          <table:table-cell table:style-name="ce86" table:formula="of:=[.E70]" office:value-type="float" office:value="0.5" calcext:value-type="float">
            <text:p>0,5</text:p>
          </table:table-cell>
          <table:table-cell table:style-name="ce86" table:formula="of:=[.F70]" office:value-type="float" office:value="0.5" calcext:value-type="float">
            <text:p>0,5</text:p>
          </table:table-cell>
          <table:table-cell table:style-name="ce86" table:formula="of:=[.G70]" office:value-type="float" office:value="0.5" calcext:value-type="float">
            <text:p>0,5</text:p>
          </table:table-cell>
          <table:table-cell table:style-name="ce86" table:formula="of:=[.H70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Rapport cyclique = R3</text:p>
          </table:table-cell>
          <table:table-cell table:style-name="ce35" office:value-type="string" calcext:value-type="string">
            <text:p>Temps éteint Te3 en s</text:p>
          </table:table-cell>
          <table:table-cell table:style-name="ce68" office:value-type="float" office:value="5" calcext:value-type="float">
            <text:p>5</text:p>
          </table:table-cell>
          <table:table-cell table:style-name="ce86" table:formula="of:=[.C71]" office:value-type="float" office:value="5" calcext:value-type="float">
            <text:p>5</text:p>
          </table:table-cell>
          <table:table-cell table:style-name="ce86" table:formula="of:=[.D71]" office:value-type="float" office:value="5" calcext:value-type="float">
            <text:p>5</text:p>
          </table:table-cell>
          <table:table-cell table:style-name="ce86" table:formula="of:=[.E71]" office:value-type="float" office:value="5" calcext:value-type="float">
            <text:p>5</text:p>
          </table:table-cell>
          <table:table-cell table:style-name="ce86" table:formula="of:=[.F71]" office:value-type="float" office:value="5" calcext:value-type="float">
            <text:p>5</text:p>
          </table:table-cell>
          <table:table-cell table:style-name="ce86" table:formula="of:=[.G71]" office:value-type="float" office:value="5" calcext:value-type="float">
            <text:p>5</text:p>
          </table:table-cell>
          <table:table-cell table:style-name="ce86" table:formula="of:=[.H71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Rapport3=R3=Ta3/(Ta3+Te3)</text:p>
          </table:table-cell>
          <table:table-cell table:style-name="ce73" table:formula="of:=[.C70]/([.C70]+[.C71])" office:value-type="float" office:value="0.0909090909090909" calcext:value-type="float">
            <text:p>0,09091</text:p>
          </table:table-cell>
          <table:table-cell table:style-name="ce73" table:formula="of:=[.D70]/([.D70]+[.D71])" office:value-type="float" office:value="0.0909090909090909" calcext:value-type="float">
            <text:p>0,09091</text:p>
          </table:table-cell>
          <table:table-cell table:style-name="ce73" table:formula="of:=[.E70]/([.E70]+[.E71])" office:value-type="float" office:value="0.0909090909090909" calcext:value-type="float">
            <text:p>0,09091</text:p>
          </table:table-cell>
          <table:table-cell table:style-name="ce73" table:formula="of:=[.F70]/([.F70]+[.F71])" office:value-type="float" office:value="0.0909090909090909" calcext:value-type="float">
            <text:p>0,09091</text:p>
          </table:table-cell>
          <table:table-cell table:style-name="ce73" table:formula="of:=[.G70]/([.G70]+[.G71])" office:value-type="float" office:value="0.0909090909090909" calcext:value-type="float">
            <text:p>0,09091</text:p>
          </table:table-cell>
          <table:table-cell table:style-name="ce73" table:formula="of:=[.H70]/([.H70]+[.H71])" office:value-type="float" office:value="0.0909090909090909" calcext:value-type="float">
            <text:p>0,09091</text:p>
          </table:table-cell>
          <table:table-cell table:style-name="ce73" table:formula="of:=[.I70]/([.I70]+[.I71])" office:value-type="float" office:value="0.0909090909090909" calcext:value-type="float">
            <text:p>0,09091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/>
          <table:table-cell table:style-name="ce73" table:number-columns-repeated="7"/>
          <table:table-cell table:number-columns-repeated="1015"/>
        </table:table-row>
        <table:table-row table:style-name="ro1">
          <table:table-cell table:style-name="ce18" office:value-type="string" calcext:value-type="string">
            <text:p>Consommation par 24 heures</text:p>
          </table:table-cell>
          <table:table-cell table:style-name="ce32" office:value-type="string" calcext:value-type="string">
            <text:p>Conso3 jour LED Rouge en Wh</text:p>
          </table:table-cell>
          <table:table-cell table:style-name="ce73" table:formula="of:=24/1000*[.C37]*[.C72]" office:value-type="float" office:value="0.0556363636363636" calcext:value-type="float">
            <text:p>0,05564</text:p>
          </table:table-cell>
          <table:table-cell table:style-name="ce73" table:formula="of:=24/1000*[.D37]*[.D72]" office:value-type="float" office:value="0.0549818181818182" calcext:value-type="float">
            <text:p>0,05498</text:p>
          </table:table-cell>
          <table:table-cell table:style-name="ce73" table:formula="of:=24/1000*[.E37]*[.E72]" office:value-type="float" office:value="0.0556363636363636" calcext:value-type="float">
            <text:p>0,05564</text:p>
          </table:table-cell>
          <table:table-cell table:style-name="ce73" table:formula="of:=24/1000*[.F37]*[.F72]" office:value-type="float" office:value="0.0530181818181818" calcext:value-type="float">
            <text:p>0,05302</text:p>
          </table:table-cell>
          <table:table-cell table:style-name="ce73" table:formula="of:=24/1000*[.G37]*[.G72]" office:value-type="float" office:value="0.0543272727272727" calcext:value-type="float">
            <text:p>0,05433</text:p>
          </table:table-cell>
          <table:table-cell table:style-name="ce73" table:formula="of:=24/1000*[.H37]*[.H72]" office:value-type="float" office:value="0.0543272727272727" calcext:value-type="float">
            <text:p>0,05433</text:p>
          </table:table-cell>
          <table:table-cell table:style-name="ce73" table:formula="of:=24/1000*[.I37]*[.I72]" office:value-type="float" office:value="0.0543272727272727" calcext:value-type="float">
            <text:p>0,0543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lorsque la LED <text:s/></text:p>
          </table:table-cell>
          <table:table-cell table:style-name="ce32" office:value-type="string" calcext:value-type="string">
            <text:p>Conso3 jour LED Verte en Wh</text:p>
          </table:table-cell>
          <table:table-cell table:style-name="ce73" table:formula="of:=24/1000*[.C38]*[.C72]" office:value-type="float" office:value="0.0438545454545455" calcext:value-type="float">
            <text:p>0,04385</text:p>
          </table:table-cell>
          <table:table-cell table:style-name="ce73" table:formula="of:=24/1000*[.D38]*[.D72]" office:value-type="float" office:value="0.0425454545454546" calcext:value-type="float">
            <text:p>0,04255</text:p>
          </table:table-cell>
          <table:table-cell table:style-name="ce73" table:formula="of:=24/1000*[.E38]*[.E72]" office:value-type="float" office:value="0.0399272727272727" calcext:value-type="float">
            <text:p>0,03993</text:p>
          </table:table-cell>
          <table:table-cell table:style-name="ce73" table:formula="of:=24/1000*[.F38]*[.F72]" office:value-type="float" office:value="0.0451636363636364" calcext:value-type="float">
            <text:p>0,04516</text:p>
          </table:table-cell>
          <table:table-cell table:style-name="ce73" table:formula="of:=24/1000*[.G38]*[.G72]" office:value-type="float" office:value="0.0490909090909091" calcext:value-type="float">
            <text:p>0,04909</text:p>
          </table:table-cell>
          <table:table-cell table:style-name="ce73" table:formula="of:=24/1000*[.H38]*[.H72]" office:value-type="float" office:value="0.0425454545454546" calcext:value-type="float">
            <text:p>0,04255</text:p>
          </table:table-cell>
          <table:table-cell table:style-name="ce73" table:formula="of:=24/1000*[.I38]*[.I72]" office:value-type="float" office:value="0.0595636363636364" calcext:value-type="float">
            <text:p>0,05956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lignote lentement</text:p>
          </table:table-cell>
          <table:table-cell table:style-name="ce32" office:value-type="string" calcext:value-type="string">
            <text:p>Conso3 jour LED Bleue (Lora) en Wh</text:p>
          </table:table-cell>
          <table:table-cell table:style-name="ce73" table:formula="of:=24*[.C39]*[.C72]/1000" office:value-type="float" office:value="0.00576" calcext:value-type="float">
            <text:p>0,00576</text:p>
          </table:table-cell>
          <table:table-cell table:style-name="ce73" table:formula="of:=24*[.D39]*[.D72]/1000" office:value-type="float" office:value="0.00576" calcext:value-type="float">
            <text:p>0,00576</text:p>
          </table:table-cell>
          <table:table-cell table:style-name="ce73" table:formula="of:=24*[.E39]*[.E72]/1000" office:value-type="float" office:value="0.00432" calcext:value-type="float">
            <text:p>0,00432</text:p>
          </table:table-cell>
          <table:table-cell table:style-name="ce73" table:formula="of:=24*[.F39]*[.F72]/1000" office:value-type="float" office:value="0.0072" calcext:value-type="float">
            <text:p>0,00720</text:p>
          </table:table-cell>
          <table:table-cell table:style-name="ce73" table:formula="of:=24*[.G39]*[.G72]/1000" office:value-type="float" office:value="0.00792" calcext:value-type="float">
            <text:p>0,00792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 Wh</text:p>
          </table:table-cell>
          <table:table-cell table:style-name="ce32" office:value-type="string" calcext:value-type="string">
            <text:p>Conso3 jour LED Verte (DSP) en Wh</text:p>
          </table:table-cell>
          <table:table-cell table:style-name="ce73" table:formula="of:=24*[.C40]*[.C72]/1000" office:value-type="float" office:value="0.00468" calcext:value-type="float">
            <text:p>0,00468</text:p>
          </table:table-cell>
          <table:table-cell table:style-name="ce73" table:formula="of:=24*[.D40]*[.D72]/1000" office:value-type="float" office:value="0.00396" calcext:value-type="float">
            <text:p>0,00396</text:p>
          </table:table-cell>
          <table:table-cell table:style-name="ce73" table:formula="of:=24*[.E40]*[.E72]/1000" office:value-type="float" office:value="0.00252" calcext:value-type="float">
            <text:p>0,00252</text:p>
          </table:table-cell>
          <table:table-cell table:style-name="ce73" table:formula="of:=24*[.F40]*[.F72]/1000" office:value-type="float" office:value="0.0054" calcext:value-type="float">
            <text:p>0,00540</text:p>
          </table:table-cell>
          <table:table-cell table:style-name="ce73" table:formula="of:=24*[.G40]*[.G72]/1000" office:value-type="float" office:value="0.00756" calcext:value-type="float">
            <text:p>0,00756</text:p>
          </table:table-cell>
          <table:table-cell table:style-name="ce73" table:formula="of:=24*[.H40]*[.H72]/1000" office:value-type="float" office:value="0.00396" calcext:value-type="float">
            <text:p>0,00396</text:p>
          </table:table-cell>
          <table:table-cell table:style-name="ce73" table:formula="of:=24*[.I40]*[.I72]/1000" office:value-type="float" office:value="0.01332" calcext:value-type="float">
            <text:p>0,01332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75" table:number-columns-repeated="5"/>
          <table:table-cell table:style-name="ce93"/>
          <table:table-cell table:style-name="ce75"/>
          <table:table-cell table:number-columns-repeated="1015"/>
        </table:table-row>
        <table:table-row table:style-name="ro1">
          <table:table-cell table:style-name="ce19" office:value-type="string" calcext:value-type="string">
            <text:p>Initialisation LoRa R0 fixe bleu</text:p>
          </table:table-cell>
          <table:table-cell table:style-name="ce33" office:value-type="string" calcext:value-type="string">
            <text:p>Durée initialisation LoRa (fixe bleu) en min</text:p>
          </table:table-cell>
          <table:table-cell table:style-name="ce79" office:value-type="float" office:value="2" calcext:value-type="float">
            <text:p>2,0</text:p>
          </table:table-cell>
          <table:table-cell table:style-name="ce87" table:formula="of:=[.C79]" office:value-type="float" office:value="2" calcext:value-type="float">
            <text:p>2,0</text:p>
          </table:table-cell>
          <table:table-cell table:style-name="ce87" table:formula="of:=[.D79]" office:value-type="float" office:value="2" calcext:value-type="float">
            <text:p>2,0</text:p>
          </table:table-cell>
          <table:table-cell table:style-name="ce87" table:formula="of:=[.E79]" office:value-type="float" office:value="2" calcext:value-type="float">
            <text:p>2,0</text:p>
          </table:table-cell>
          <table:table-cell table:style-name="ce87" table:formula="of:=[.F79]" office:value-type="float" office:value="2" calcext:value-type="float">
            <text:p>2,0</text:p>
          </table:table-cell>
          <table:table-cell table:style-name="ce87" table:formula="of:=[.G79]" office:value-type="float" office:value="2" calcext:value-type="float">
            <text:p>2,0</text:p>
          </table:table-cell>
          <table:table-cell table:style-name="ce87" table:formula="of:=[.H79]" office:value-type="float" office:value="2" calcext:value-type="float">
            <text:p>2,0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19"/>
          <table:table-cell table:style-name="ce36" office:value-type="string" calcext:value-type="string">
            <text:p>Conso initialisation LoRa en mWh</text:p>
          </table:table-cell>
          <table:table-cell table:style-name="ce80" table:formula="of:=[.C79]*[.C48]/24/60*1000" office:value-type="float" office:value="0.088" calcext:value-type="float">
            <text:p>0,08800</text:p>
          </table:table-cell>
          <table:table-cell table:style-name="ce80" table:formula="of:=[.D79]*[.D48]/24/60*1000" office:value-type="float" office:value="0.088" calcext:value-type="float">
            <text:p>0,08800</text:p>
          </table:table-cell>
          <table:table-cell table:style-name="ce80" table:formula="of:=[.E79]*[.E48]/24/60*1000" office:value-type="float" office:value="0.066" calcext:value-type="float">
            <text:p>0,06600</text:p>
          </table:table-cell>
          <table:table-cell table:style-name="ce80" table:formula="of:=[.F79]*[.F48]/24/60*1000" office:value-type="float" office:value="0.11" calcext:value-type="float">
            <text:p>0,11000</text:p>
          </table:table-cell>
          <table:table-cell table:style-name="ce80" table:formula="of:=[.G79]*[.G48]/24/60*1000" office:value-type="float" office:value="0.121" calcext:value-type="float">
            <text:p>0,12100</text:p>
          </table:table-cell>
          <table:table-cell table:number-columns-repeated="2" table:style-name="ce8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Initialisation DSP R0 fixe vert</text:p>
          </table:table-cell>
          <table:table-cell table:style-name="ce33" office:value-type="string" calcext:value-type="string">
            <text:p>Durée initialisation DSP (fixe vert) en min </text:p>
          </table:table-cell>
          <table:table-cell table:style-name="ce79" office:value-type="float" office:value="2" calcext:value-type="float">
            <text:p>2,0</text:p>
          </table:table-cell>
          <table:table-cell table:style-name="ce87" table:formula="of:=[.C81]" office:value-type="float" office:value="2" calcext:value-type="float">
            <text:p>2,0</text:p>
          </table:table-cell>
          <table:table-cell table:style-name="ce87" table:formula="of:=[.D81]" office:value-type="float" office:value="2" calcext:value-type="float">
            <text:p>2,0</text:p>
          </table:table-cell>
          <table:table-cell table:style-name="ce87" table:formula="of:=[.E81]" office:value-type="float" office:value="2" calcext:value-type="float">
            <text:p>2,0</text:p>
          </table:table-cell>
          <table:table-cell table:style-name="ce87" table:formula="of:=[.F81]" office:value-type="float" office:value="2" calcext:value-type="float">
            <text:p>2,0</text:p>
          </table:table-cell>
          <table:table-cell table:style-name="ce87" table:formula="of:=[.G81]" office:value-type="float" office:value="2" calcext:value-type="float">
            <text:p>2,0</text:p>
          </table:table-cell>
          <table:table-cell table:style-name="ce87" table:formula="of:=[.H81]" office:value-type="float" office:value="2" calcext:value-type="float">
            <text:p>2,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7" office:value-type="string" calcext:value-type="string">
            <text:p>Conso initialisation DSP en mWh</text:p>
          </table:table-cell>
          <table:table-cell table:style-name="ce80" table:formula="of:=[.C49]*[.C81]*1000/24/60" office:value-type="float" office:value="0.0715" calcext:value-type="float">
            <text:p>0,07150</text:p>
          </table:table-cell>
          <table:table-cell table:style-name="ce80" table:formula="of:=[.D49]*[.D81]*1000/24/60" office:value-type="float" office:value="0.0605" calcext:value-type="float">
            <text:p>0,06050</text:p>
          </table:table-cell>
          <table:table-cell table:style-name="ce80" table:formula="of:=[.E49]*[.E81]*1000/24/60" office:value-type="float" office:value="0.0385" calcext:value-type="float">
            <text:p>0,03850</text:p>
          </table:table-cell>
          <table:table-cell table:style-name="ce80" table:formula="of:=[.F49]*[.F81]*1000/24/60" office:value-type="float" office:value="0.0825" calcext:value-type="float">
            <text:p>0,08250</text:p>
          </table:table-cell>
          <table:table-cell table:style-name="ce80" table:formula="of:=[.G49]*[.G81]*1000/24/60" office:value-type="float" office:value="0.1155" calcext:value-type="float">
            <text:p>0,11550</text:p>
          </table:table-cell>
          <table:table-cell table:style-name="ce80" table:formula="of:=[.H49]*[.H81]*1000/24/60" office:value-type="float" office:value="0.0605" calcext:value-type="float">
            <text:p>0,06050</text:p>
          </table:table-cell>
          <table:table-cell table:style-name="ce80" table:formula="of:=[.I49]*[.I81]*1000/24/60" office:value-type="float" office:value="0.2035" calcext:value-type="float">
            <text:p>0,2035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n charge cligno R2 moyen rouge</text:p>
          </table:table-cell>
          <table:table-cell table:style-name="ce33" office:value-type="string" calcext:value-type="string">
            <text:p>Durée de la charge (cligno rouge) en min </text:p>
          </table:table-cell>
          <table:table-cell table:style-name="ce81" office:value-type="float" office:value="360" calcext:value-type="float">
            <text:p>360</text:p>
          </table:table-cell>
          <table:table-cell table:style-name="ce88" table:formula="of:=[.C83]" office:value-type="float" office:value="360" calcext:value-type="float">
            <text:p>360</text:p>
          </table:table-cell>
          <table:table-cell table:style-name="ce88" table:formula="of:=[.D83]" office:value-type="float" office:value="360" calcext:value-type="float">
            <text:p>360</text:p>
          </table:table-cell>
          <table:table-cell table:style-name="ce88" table:formula="of:=[.E83]" office:value-type="float" office:value="360" calcext:value-type="float">
            <text:p>360</text:p>
          </table:table-cell>
          <table:table-cell table:style-name="ce88" table:formula="of:=[.F83]" office:value-type="float" office:value="360" calcext:value-type="float">
            <text:p>360</text:p>
          </table:table-cell>
          <table:table-cell table:style-name="ce88" table:formula="of:=[.G83]" office:value-type="float" office:value="360" calcext:value-type="float">
            <text:p>360</text:p>
          </table:table-cell>
          <table:table-cell table:style-name="ce88" table:formula="of:=[.H83]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6" office:value-type="string" calcext:value-type="string">
            <text:p>Conso LED rouge clignotante en charge en mWh</text:p>
          </table:table-cell>
          <table:table-cell table:style-name="ce80" table:formula="of:=[.C64]*[.C83]*1000/24/60" office:value-type="float" office:value="25.5" calcext:value-type="float">
            <text:p>25,50000</text:p>
          </table:table-cell>
          <table:table-cell table:style-name="ce80" table:formula="of:=[.D64]*[.D83]*1000/24/60" office:value-type="float" office:value="25.2" calcext:value-type="float">
            <text:p>25,20000</text:p>
          </table:table-cell>
          <table:table-cell table:style-name="ce80" table:formula="of:=[.E64]*[.E83]*1000/24/60" office:value-type="float" office:value="25.5" calcext:value-type="float">
            <text:p>25,50000</text:p>
          </table:table-cell>
          <table:table-cell table:style-name="ce80" table:formula="of:=[.F64]*[.F83]*1000/24/60" office:value-type="float" office:value="24.3" calcext:value-type="float">
            <text:p>24,30000</text:p>
          </table:table-cell>
          <table:table-cell table:style-name="ce80" table:formula="of:=[.G64]*[.G83]*1000/24/60" office:value-type="float" office:value="24.9" calcext:value-type="float">
            <text:p>24,90000</text:p>
          </table:table-cell>
          <table:table-cell table:style-name="ce80" table:formula="of:=[.H64]*[.H83]*1000/24/60" office:value-type="float" office:value="24.9" calcext:value-type="float">
            <text:p>24,90000</text:p>
          </table:table-cell>
          <table:table-cell table:style-name="ce80" table:formula="of:=[.I64]*[.I83]*1000/24/60" office:value-type="float" office:value="24.9" calcext:value-type="float">
            <text:p>24,900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Chargé cligno R2 moyen vert</text:p>
          </table:table-cell>
          <table:table-cell table:style-name="ce33" office:value-type="string" calcext:value-type="string">
            <text:p>Durée de maintien de la charge complète en min</text:p>
          </table:table-cell>
          <table:table-cell table:style-name="ce81" office:value-type="float" office:value="60" calcext:value-type="float">
            <text:p>60</text:p>
          </table:table-cell>
          <table:table-cell table:style-name="ce88" table:formula="of:=[.C85]" office:value-type="float" office:value="60" calcext:value-type="float">
            <text:p>60</text:p>
          </table:table-cell>
          <table:table-cell table:style-name="ce88" table:formula="of:=[.D85]" office:value-type="float" office:value="60" calcext:value-type="float">
            <text:p>60</text:p>
          </table:table-cell>
          <table:table-cell table:style-name="ce88" table:formula="of:=[.E85]" office:value-type="float" office:value="60" calcext:value-type="float">
            <text:p>60</text:p>
          </table:table-cell>
          <table:table-cell table:style-name="ce88" table:formula="of:=[.F85]" office:value-type="float" office:value="60" calcext:value-type="float">
            <text:p>60</text:p>
          </table:table-cell>
          <table:table-cell table:style-name="ce88" table:formula="of:=[.G85]" office:value-type="float" office:value="60" calcext:value-type="float">
            <text:p>60</text:p>
          </table:table-cell>
          <table:table-cell table:style-name="ce88" table:formula="of:=[.H85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Conso LED verte clignotante charge complète en mWh</text:p>
          </table:table-cell>
          <table:table-cell table:style-name="ce64" table:formula="of:=[.C67]*[.C85]*1000/24/60" office:value-type="float" office:value="0.3575" calcext:value-type="float">
            <text:p>0,35750</text:p>
          </table:table-cell>
          <table:table-cell table:style-name="ce64" table:formula="of:=[.D67]*[.D85]*1000/24/60" office:value-type="float" office:value="0.3025" calcext:value-type="float">
            <text:p>0,30250</text:p>
          </table:table-cell>
          <table:table-cell table:style-name="ce64" table:formula="of:=[.E67]*[.E85]*1000/24/60" office:value-type="float" office:value="0.1925" calcext:value-type="float">
            <text:p>0,19250</text:p>
          </table:table-cell>
          <table:table-cell table:style-name="ce64" table:formula="of:=[.F67]*[.F85]*1000/24/60" office:value-type="float" office:value="0.4125" calcext:value-type="float">
            <text:p>0,41250</text:p>
          </table:table-cell>
          <table:table-cell table:style-name="ce64" table:formula="of:=[.G67]*[.G85]*1000/24/60" office:value-type="float" office:value="0.5775" calcext:value-type="float">
            <text:p>0,57750</text:p>
          </table:table-cell>
          <table:table-cell table:style-name="ce64" table:formula="of:=[.H67]*[.H85]*1000/24/60" office:value-type="float" office:value="0.3025" calcext:value-type="float">
            <text:p>0,30250</text:p>
          </table:table-cell>
          <table:table-cell table:style-name="ce64" table:formula="of:=[.I67]*[.I85]*1000/24/60" office:value-type="float" office:value="1.0175" calcext:value-type="float">
            <text:p>1,0175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Fonctionne cligno R3 lent vert</text:p>
          </table:table-cell>
          <table:table-cell table:style-name="ce43" office:value-type="string" calcext:value-type="string">
            <text:p>-</text:p>
          </table:table-cell>
          <table:table-cell table:number-columns-repeated="7" table:style-name="ce6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4" office:value-type="string" calcext:value-type="string">
            <text:p>Conso LED verte clignotante lent « en fonctionnement » en mWh</text:p>
          </table:table-cell>
          <table:table-cell table:style-name="ce64" table:formula="of:=1000*[.C77]" office:value-type="float" office:value="4.68" calcext:value-type="float">
            <text:p>4,68000</text:p>
          </table:table-cell>
          <table:table-cell table:style-name="ce64" table:formula="of:=1000*[.D77]" office:value-type="float" office:value="3.96" calcext:value-type="float">
            <text:p>3,96000</text:p>
          </table:table-cell>
          <table:table-cell table:style-name="ce64" table:formula="of:=1000*[.E77]" office:value-type="float" office:value="2.52" calcext:value-type="float">
            <text:p>2,52000</text:p>
          </table:table-cell>
          <table:table-cell table:style-name="ce64" table:formula="of:=1000*[.F77]" office:value-type="float" office:value="5.4" calcext:value-type="float">
            <text:p>5,40000</text:p>
          </table:table-cell>
          <table:table-cell table:style-name="ce64" table:formula="of:=1000*[.G77]" office:value-type="float" office:value="7.56" calcext:value-type="float">
            <text:p>7,56000</text:p>
          </table:table-cell>
          <table:table-cell table:style-name="ce64" table:formula="of:=1000*[.H77]" office:value-type="float" office:value="3.96" calcext:value-type="float">
            <text:p>3,96000</text:p>
          </table:table-cell>
          <table:table-cell table:style-name="ce64" table:formula="of:=1000*[.I77]" office:value-type="float" office:value="13.32" calcext:value-type="float">
            <text:p>13,320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rreur LoRa ou Erreur DSP</text:p>
          </table:table-cell>
          <table:table-cell table:style-name="ce33" office:value-type="string" calcext:value-type="string">
            <text:p>Durée défaut DSP/Lora en min</text:p>
          </table:table-cell>
          <table:table-cell table:style-name="ce81" office:value-type="float" office:value="60" calcext:value-type="float">
            <text:p>60</text:p>
          </table:table-cell>
          <table:table-cell table:style-name="ce89" table:formula="of:=[.C89]" office:value-type="float" office:value="60" calcext:value-type="float">
            <text:p>60</text:p>
          </table:table-cell>
          <table:table-cell table:style-name="ce89" table:formula="of:=[.D89]" office:value-type="float" office:value="60" calcext:value-type="float">
            <text:p>60</text:p>
          </table:table-cell>
          <table:table-cell table:style-name="ce89" table:formula="of:=[.E89]" office:value-type="float" office:value="60" calcext:value-type="float">
            <text:p>60</text:p>
          </table:table-cell>
          <table:table-cell table:style-name="ce89" table:formula="of:=[.F89]" office:value-type="float" office:value="60" calcext:value-type="float">
            <text:p>60</text:p>
          </table:table-cell>
          <table:table-cell table:style-name="ce89" table:formula="of:=[.G89]" office:value-type="float" office:value="60" calcext:value-type="float">
            <text:p>60</text:p>
          </table:table-cell>
          <table:table-cell table:style-name="ce89" table:formula="of:=[.H89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Conso LED bleue clignotante rapide défaut DSP/Lora en mWh</text:p>
          </table:table-cell>
          <table:table-cell table:style-name="ce64" table:formula="of:=1000/24/60*[.C89]*[.C57]" office:value-type="float" office:value="1.32" calcext:value-type="float">
            <text:p>1,32000</text:p>
          </table:table-cell>
          <table:table-cell table:style-name="ce64" table:formula="of:=[.C90]" office:value-type="float" office:value="1.32" calcext:value-type="float">
            <text:p>1,32000</text:p>
          </table:table-cell>
          <table:table-cell table:style-name="ce64" table:formula="of:=[.D90]" office:value-type="float" office:value="1.32" calcext:value-type="float">
            <text:p>1,32000</text:p>
          </table:table-cell>
          <table:table-cell table:style-name="ce64" table:formula="of:=[.E90]" office:value-type="float" office:value="1.32" calcext:value-type="float">
            <text:p>1,32000</text:p>
          </table:table-cell>
          <table:table-cell table:style-name="ce64" table:formula="of:=[.F90]" office:value-type="float" office:value="1.32" calcext:value-type="float">
            <text:p>1,32000</text:p>
          </table:table-cell>
          <table:table-cell table:style-name="ce64" table:formula="of:=[.G90]" office:value-type="float" office:value="1.32" calcext:value-type="float">
            <text:p>1,32000</text:p>
          </table:table-cell>
          <table:table-cell table:style-name="ce64" table:formula="of:=[.H90]" office:value-type="float" office:value="1.32" calcext:value-type="float">
            <text:p>1,32000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5"/>
          <table:table-cell table:style-name="ce48"/>
          <table:table-cell table:style-name="ce59"/>
          <table:table-cell table:number-columns-repeated="1015"/>
        </table:table-row>
        <table:table-row table:style-name="ro1">
          <table:table-cell table:style-name="ce17"/>
          <table:table-cell table:style-name="ce47" office:value-type="string" calcext:value-type="string">
            <text:p>Consommation totale par jour des leds en mWh</text:p>
          </table:table-cell>
          <table:table-cell table:style-name="ce97" table:formula="of:=[.C80]+[.C82]+[.C84]+[.C86]+[.C88]+[.C90]" office:value-type="float" office:value="32.017" calcext:value-type="float">
            <text:p>32,017</text:p>
          </table:table-cell>
          <table:table-cell table:style-name="ce97" table:formula="of:=[.D80]+[.D82]+[.D84]+[.D86]+[.D88]+[.D90]" office:value-type="float" office:value="30.931" calcext:value-type="float">
            <text:p>30,931</text:p>
          </table:table-cell>
          <table:table-cell table:style-name="ce97" table:formula="of:=[.E80]+[.E82]+[.E84]+[.E86]+[.E88]+[.E90]" office:value-type="float" office:value="29.637" calcext:value-type="float">
            <text:p>29,637</text:p>
          </table:table-cell>
          <table:table-cell table:style-name="ce97" table:formula="of:=[.F80]+[.F82]+[.F84]+[.F86]+[.F88]+[.F90]" office:value-type="float" office:value="31.625" calcext:value-type="float">
            <text:p>31,625</text:p>
          </table:table-cell>
          <table:table-cell table:style-name="ce97" table:formula="of:=[.G80]+[.G82]+[.G84]+[.G86]+[.G88]+[.G90]" office:value-type="float" office:value="34.594" calcext:value-type="float">
            <text:p>34,594</text:p>
          </table:table-cell>
          <table:table-cell table:style-name="ce97" table:formula="of:=[.H82]+[.H84]+[.H86]+[.H88]+[.H90]" office:value-type="float" office:value="30.543" calcext:value-type="float">
            <text:p>30,543</text:p>
          </table:table-cell>
          <table:table-cell table:style-name="ce97" table:formula="of:=[.I82]+[.I84]+[.I86]+[.I88]+[.I90]" office:value-type="float" office:value="40.761" calcext:value-type="float">
            <text:p>40,761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50" office:value-type="string" calcext:value-type="string">
            <text:p>Consommation jour estimée du circuit de com. Cligno en mWh </text:p>
          </table:table-cell>
          <table:table-cell table:style-name="ce86" office:value-type="float" office:value="30" calcext:value-type="float">
            <text:p>30</text:p>
          </table:table-cell>
          <table:table-cell table:style-name="ce86" table:formula="of:=[.C93]" office:value-type="float" office:value="30" calcext:value-type="float">
            <text:p>30</text:p>
          </table:table-cell>
          <table:table-cell table:style-name="ce86" table:formula="of:=[.D93]" office:value-type="float" office:value="30" calcext:value-type="float">
            <text:p>30</text:p>
          </table:table-cell>
          <table:table-cell table:style-name="ce86" table:formula="of:=[.E93]" office:value-type="float" office:value="30" calcext:value-type="float">
            <text:p>30</text:p>
          </table:table-cell>
          <table:table-cell table:style-name="ce86" table:formula="of:=[.F93]" office:value-type="float" office:value="30" calcext:value-type="float">
            <text:p>30</text:p>
          </table:table-cell>
          <table:table-cell table:style-name="ce86" table:formula="of:=[.G93]" office:value-type="float" office:value="30" calcext:value-type="float">
            <text:p>30</text:p>
          </table:table-cell>
          <table:table-cell table:style-name="ce86" table:formula="of:=[.H93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51" office:value-type="string" calcext:value-type="string">
            <text:p>Consommation totale estimée par jour en mWh</text:p>
          </table:table-cell>
          <table:table-cell table:style-name="ce99" table:formula="of:=[.C93]+[.C92]" office:value-type="float" office:value="62.017" calcext:value-type="float">
            <text:p>62,017</text:p>
          </table:table-cell>
          <table:table-cell table:style-name="ce99" table:formula="of:=[.D93]+[.D92]" office:value-type="float" office:value="60.931" calcext:value-type="float">
            <text:p>60,931</text:p>
          </table:table-cell>
          <table:table-cell table:style-name="ce99" table:formula="of:=[.E93]+[.E92]" office:value-type="float" office:value="59.637" calcext:value-type="float">
            <text:p>59,637</text:p>
          </table:table-cell>
          <table:table-cell table:style-name="ce99" table:formula="of:=[.F93]+[.F92]" office:value-type="float" office:value="61.625" calcext:value-type="float">
            <text:p>61,625</text:p>
          </table:table-cell>
          <table:table-cell table:style-name="ce99" table:formula="of:=[.G93]+[.G92]" office:value-type="float" office:value="64.594" calcext:value-type="float">
            <text:p>64,594</text:p>
          </table:table-cell>
          <table:table-cell table:style-name="ce99" table:formula="of:=[.H93]+[.H92]" office:value-type="float" office:value="60.543" calcext:value-type="float">
            <text:p>60,543</text:p>
          </table:table-cell>
          <table:table-cell table:style-name="ce99" table:formula="of:=[.I93]+[.I92]" office:value-type="float" office:value="70.761" calcext:value-type="float">
            <text:p>70,761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48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49" office:value-type="string" calcext:value-type="string">
            <text:p>Rapport entre capacité batterie et consommation totale par jour</text:p>
          </table:table-cell>
          <table:table-cell table:style-name="ce83" table:formula="of:=[.C100]/[.C94]*1000" office:value-type="float" office:value="632.407243175258" calcext:value-type="float">
            <text:p>632,4</text:p>
          </table:table-cell>
          <table:table-cell table:style-name="ce83" table:formula="of:=[.D100]/[.D94]*1000" office:value-type="float" office:value="643.678915494576" calcext:value-type="float">
            <text:p>643,7</text:p>
          </table:table-cell>
          <table:table-cell table:style-name="ce83" table:formula="of:=[.E100]/[.E94]*1000" office:value-type="float" office:value="657.645421466539" calcext:value-type="float">
            <text:p>657,6</text:p>
          </table:table-cell>
          <table:table-cell table:style-name="ce83" table:formula="of:=[.F100]/[.F94]*1000" office:value-type="float" office:value="636.430020283976" calcext:value-type="float">
            <text:p>636,4</text:p>
          </table:table-cell>
          <table:table-cell table:style-name="ce83" table:formula="of:=[.G100]/[.G94]*1000" office:value-type="float" office:value="607.177137195405" calcext:value-type="float">
            <text:p>607,2</text:p>
          </table:table-cell>
          <table:table-cell table:style-name="ce83" table:formula="of:=[.H100]/[.H94]*1000" office:value-type="float" office:value="647.804040103728" calcext:value-type="float">
            <text:p>647,8</text:p>
          </table:table-cell>
          <table:table-cell table:style-name="ce83" table:formula="of:=[.I100]/[.I94]*1000" office:value-type="float" office:value="554.260115035118" calcext:value-type="float">
            <text:p>554,3</text:p>
          </table:table-cell>
          <table:table-cell table:number-columns-repeated="1015"/>
        </table:table-row>
        <table:table-row table:style-name="ro1" table:number-rows-repeated="3">
          <table:table-cell table:style-name="ce17"/>
          <table:table-cell table:style-name="ce28"/>
          <table:table-cell table:style-name="ce59" table:number-columns-repeated="5"/>
          <table:table-cell table:style-name="ce48"/>
          <table:table-cell table:style-name="ce59"/>
          <table:table-cell table:number-columns-repeated="1015"/>
        </table:table-row>
        <table:table-row table:style-name="ro1">
          <table:table-cell table:style-name="ce20"/>
          <table:table-cell table:style-name="ce34" office:value-type="string" calcext:value-type="string">
            <text:p>Capacité batterie en Wh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52" table:number-columns-repeated="1015"/>
        </table:table-row>
        <table:table-row table:style-name="ro1">
          <table:table-cell table:style-name="ce19"/>
          <table:table-cell table:style-name="ce34"/>
          <table:table-cell table:style-name="ce63" table:number-columns-repeated="7"/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alcul du rapport entre la </text:p>
          </table:table-cell>
          <table:table-cell table:style-name="ce34" office:value-type="string" calcext:value-type="string">
            <text:p>Capacité batterie / Conso0 jour LED Rouge</text:p>
          </table:table-cell>
          <table:table-cell table:style-name="ce84" table:formula="of:=[.C100]/[.C46]" office:value-type="float" office:value="64.0849673202614" calcext:value-type="float">
            <text:p>64,1</text:p>
          </table:table-cell>
          <table:table-cell table:style-name="ce84" table:formula="of:=[.D100]/[.D46]" office:value-type="float" office:value="64.8478835978836" calcext:value-type="float">
            <text:p>64,8</text:p>
          </table:table-cell>
          <table:table-cell table:style-name="ce84" table:formula="of:=[.E100]/[.E46]" office:value-type="float" office:value="64.0849673202614" calcext:value-type="float">
            <text:p>64,1</text:p>
          </table:table-cell>
          <table:table-cell table:style-name="ce84" table:formula="of:=[.F100]/[.F46]" office:value-type="float" office:value="67.2496570644719" calcext:value-type="float">
            <text:p>67,2</text:p>
          </table:table-cell>
          <table:table-cell table:style-name="ce84" table:formula="of:=[.G100]/[.G46]" office:value-type="float" office:value="65.6291834002677" calcext:value-type="float">
            <text:p>65,6</text:p>
          </table:table-cell>
          <table:table-cell table:style-name="ce84" table:formula="of:=[.H100]/[.H46]" office:value-type="float" office:value="65.6291834002677" calcext:value-type="float">
            <text:p>65,6</text:p>
          </table:table-cell>
          <table:table-cell table:style-name="ce84" table:formula="of:=[.I100]/[.I46]" office:value-type="float" office:value="65.6291834002677" calcext:value-type="float">
            <text:p>65,6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apacité de la batterie</text:p>
          </table:table-cell>
          <table:table-cell table:style-name="ce34" office:value-type="string" calcext:value-type="string">
            <text:p>Capacité batterie / Conso0 jour LED Verte chargé</text:p>
          </table:table-cell>
          <table:table-cell table:style-name="ce84" table:formula="of:=[.C100]/[.C47]" office:value-type="float" office:value="81.301824212272" calcext:value-type="float">
            <text:p>81,3</text:p>
          </table:table-cell>
          <table:table-cell table:style-name="ce84" table:formula="of:=[.D100]/[.D47]" office:value-type="float" office:value="83.8034188034188" calcext:value-type="float">
            <text:p>83,8</text:p>
          </table:table-cell>
          <table:table-cell table:style-name="ce84" table:formula="of:=[.E100]/[.E47]" office:value-type="float" office:value="89.2987249544627" calcext:value-type="float">
            <text:p>89,3</text:p>
          </table:table-cell>
          <table:table-cell table:style-name="ce84" table:formula="of:=[.F100]/[.F47]" office:value-type="float" office:value="78.9452495974235" calcext:value-type="float">
            <text:p>78,9</text:p>
          </table:table-cell>
          <table:table-cell table:style-name="ce84" table:formula="of:=[.G100]/[.G47]" office:value-type="float" office:value="72.6296296296296" calcext:value-type="float">
            <text:p>72,6</text:p>
          </table:table-cell>
          <table:table-cell table:style-name="ce84" table:formula="of:=[.H100]/[.H47]" office:value-type="float" office:value="83.8034188034188" calcext:value-type="float">
            <text:p>83,8</text:p>
          </table:table-cell>
          <table:table-cell table:style-name="ce84" table:formula="of:=[.I100]/[.I47]" office:value-type="float" office:value="59.8595848595849" calcext:value-type="float">
            <text:p>59,9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et la consommation journalière</text:p>
          </table:table-cell>
          <table:table-cell table:style-name="ce34" office:value-type="string" calcext:value-type="string">
            <text:p>Capacité batterie / Conso0 jour LED Bleue (Lora)</text:p>
          </table:table-cell>
          <table:table-cell table:style-name="ce84" table:formula="of:=[.C100]/[.C48]" office:value-type="float" office:value="619.002525252525" calcext:value-type="float">
            <text:p>619,0</text:p>
          </table:table-cell>
          <table:table-cell table:style-name="ce84" table:formula="of:=[.D100]/[.D48]" office:value-type="float" office:value="619.002525252525" calcext:value-type="float">
            <text:p>619,0</text:p>
          </table:table-cell>
          <table:table-cell table:style-name="ce84" table:formula="of:=[.E100]/[.E48]" office:value-type="float" office:value="825.3367003367" calcext:value-type="float">
            <text:p>825,3</text:p>
          </table:table-cell>
          <table:table-cell table:style-name="ce84" table:formula="of:=[.F100]/[.F48]" office:value-type="float" office:value="495.20202020202" calcext:value-type="float">
            <text:p>495,2</text:p>
          </table:table-cell>
          <table:table-cell table:style-name="ce84" table:formula="of:=[.G100]/[.G48]" office:value-type="float" office:value="450.183654729109" calcext:value-type="float">
            <text:p>450,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de la LED allumée constamment</text:p>
          </table:table-cell>
          <table:table-cell table:style-name="ce34" office:value-type="string" calcext:value-type="string">
            <text:p>Capacité batterie / Conso0 jour LED Verte (DSP)</text:p>
          </table:table-cell>
          <table:table-cell table:style-name="ce84" table:formula="of:=[.C100]/[.C49]" office:value-type="float" office:value="761.849261849262" calcext:value-type="float">
            <text:p>761,8</text:p>
          </table:table-cell>
          <table:table-cell table:style-name="ce84" table:formula="of:=[.D100]/[.D49]" office:value-type="float" office:value="900.367309458219" calcext:value-type="float">
            <text:p>900,4</text:p>
          </table:table-cell>
          <table:table-cell table:style-name="ce84" table:formula="of:=[.E100]/[.E49]" office:value-type="float" office:value="1414.86291486291" calcext:value-type="float">
            <text:p>1414,9</text:p>
          </table:table-cell>
          <table:table-cell table:style-name="ce84" table:formula="of:=[.F100]/[.F49]" office:value-type="float" office:value="660.26936026936" calcext:value-type="float">
            <text:p>660,3</text:p>
          </table:table-cell>
          <table:table-cell table:style-name="ce84" table:formula="of:=[.G100]/[.G49]" office:value-type="float" office:value="471.620971620972" calcext:value-type="float">
            <text:p>471,6</text:p>
          </table:table-cell>
          <table:table-cell table:style-name="ce84" table:formula="of:=[.H100]/[.H49]" office:value-type="float" office:value="900.367309458219" calcext:value-type="float">
            <text:p>900,4</text:p>
          </table:table-cell>
          <table:table-cell table:style-name="ce84" table:formula="of:=[.I100]/[.I49]" office:value-type="float" office:value="267.676767676768" calcext:value-type="float">
            <text:p>267,7</text:p>
          </table:table-cell>
          <table:table-cell table:style-name="ce52"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5" loext:min-decimal-places="5" number:min-integer-digits="1"/>
    </number:number-style>
    <number:number-style style:name="N108" number:title="Défini par l'utilisateur">
      <number:number number:decimal-places="1" loext:min-decimal-places="1" number:min-integer-digits="1"/>
    </number:number-style>
    <number:number-style style:name="N109" number:title="Défini par l'utilisateur">
      <number:number number:decimal-places="10" loext:min-decimal-places="10" number:min-integer-digits="1"/>
    </number:number-style>
    <number:number-style style:name="N110" number:title="Défini par l'utilisateur">
      <number:number number:decimal-places="16" loext:min-decimal-places="16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5:45:07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4:17:22.625000000</meta:creation-date>
    <meta:generator>LibreOffice/6.4.0.3$Windows_X86_64 LibreOffice_project/b0a288ab3d2d4774cb44b62f04d5d28733ac6df8</meta:generator>
    <dc:date>2020-02-28T17:10:52.569000000</dc:date>
    <meta:editing-duration>PT10H13M7S</meta:editing-duration>
    <meta:editing-cycles>128</meta:editing-cycles>
    <meta:document-statistic meta:table-count="1" meta:cell-count="642" meta:object-count="0"/>
  </office:meta>
</office:document-meta>
</file>